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3" style:family="table-cell" style:parent-style-name="Default" style:data-style-name="N100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Y quantization" table:style-name="ta1"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formula="of:=4*510" office:value-type="float" office:value="2040" calcext:value-type="float">
            <text:p>2040</text:p>
          </table:table-cell>
          <table:table-cell office:value-type="float" office:value="282.339153619166" calcext:value-type="float">
            <text:p>282.339153619166</text:p>
          </table:table-cell>
          <table:table-cell office:value-type="float" office:value="22612.8177923164" calcext:value-type="float">
            <text:p>22612.8177923164</text:p>
          </table:table-cell>
          <table:table-cell office:value-type="float" office:value="8" calcext:value-type="float">
            <text:p>8</text:p>
          </table:table-cell>
          <table:table-cell table:formula="of:=[.E1]/(POWER(2;[.F1])*POWER(0.9;[.A1]))" office:value-type="float" office:value="88.3313195012359" calcext:value-type="float">
            <text:p>88.3313195012359</text:p>
          </table:table-cell>
          <table:table-cell table:formula="of:=IF([.G1]=MAX([.G$1:.G$32]);1;0)" office:value-type="float" office:value="1" calcext:value-type="float">
            <text:p>1</text:p>
          </table:table-cell>
          <table:table-cell table:formula="of:=255*8*POWER(0.9;[.A1])*POWER(0.5;[.F1])" office:value-type="float" office:value="7.96875" calcext:value-type="float">
            <text:p>7.96875</text:p>
          </table:table-cell>
          <table:table-cell table:formula="of:=COM.MICROSOFT.CONCAT(TEXT([.I1];&quot;0.0&quot;);&quot;,&quot;)" office:value-type="string" office:string-value="8.0," calcext:value-type="string">
            <text:p>8.0,</text:p>
          </table:table-cell>
          <table:table-cell/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122.987554031794" calcext:value-type="float">
            <text:p>122.987554031794</text:p>
          </table:table-cell>
          <table:table-cell office:value-type="float" office:value="30384.2151225601" calcext:value-type="float">
            <text:p>30384.2151225601</text:p>
          </table:table-cell>
          <table:table-cell office:value-type="float" office:value="12" calcext:value-type="float">
            <text:p>12</text:p>
          </table:table-cell>
          <table:table-cell table:formula="of:=[.E2]/(POWER(2;[.F2])*POWER(0.9;[.A2]))" office:value-type="float" office:value="8.2422458557292" calcext:value-type="float">
            <text:p>8.2422458557292</text:p>
          </table:table-cell>
          <table:table-cell table:formula="of:=IF([.G2]=MAX([.G$2:.G$32]);1;0)" office:value-type="float" office:value="0" calcext:value-type="float">
            <text:p>0</text:p>
          </table:table-cell>
          <table:table-cell table:formula="of:=255*8*POWER(0.9;[.A2])*POWER(0.5;[.F2])" office:value-type="float" office:value="0.4482421875" calcext:value-type="float">
            <text:p>0.4482421875</text:p>
          </table:table-cell>
          <table:table-cell table:formula="of:=COM.MICROSOFT.CONCAT(TEXT([.I2];&quot;0.0&quot;);&quot;,&quot;)" office:value-type="string" office:string-value="0.4," calcext:value-type="string">
            <text:p>0.4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53.4653175755695" calcext:value-type="float">
            <text:p>53.4653175755695</text:p>
          </table:table-cell>
          <table:table-cell office:value-type="float" office:value="4876.22401441501" calcext:value-type="float">
            <text:p>4876.22401441501</text:p>
          </table:table-cell>
          <table:table-cell office:value-type="float" office:value="10" calcext:value-type="float">
            <text:p>10</text:p>
          </table:table-cell>
          <table:table-cell table:formula="of:=[.E3]/(POWER(2;[.F3])*POWER(0.9;[.A3]))" office:value-type="float" office:value="5.87893520256439" calcext:value-type="float">
            <text:p>5.87893520256439</text:p>
          </table:table-cell>
          <table:table-cell table:formula="of:=IF([.G3]=MAX([.G$2:.G$32]);1;0)" office:value-type="float" office:value="0" calcext:value-type="float">
            <text:p>0</text:p>
          </table:table-cell>
          <table:table-cell table:formula="of:=255*8*POWER(0.9;[.A3])*POWER(0.5;[.F3])" office:value-type="float" office:value="1.613671875" calcext:value-type="float">
            <text:p>1.613671875</text:p>
          </table:table-cell>
          <table:table-cell table:formula="of:=COM.MICROSOFT.CONCAT(TEXT([.I3];&quot;0.0&quot;);&quot;,&quot;)" office:value-type="string" office:string-value="1.6," calcext:value-type="string">
            <text:p>1.6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37.4761734815136" calcext:value-type="float">
            <text:p>37.4761734815136</text:p>
          </table:table-cell>
          <table:table-cell office:value-type="float" office:value="2084.87738622468" calcext:value-type="float">
            <text:p>2084.87738622468</text:p>
          </table:table-cell>
          <table:table-cell office:value-type="float" office:value="8" calcext:value-type="float">
            <text:p>8</text:p>
          </table:table-cell>
          <table:table-cell table:formula="of:=[.E4]/(POWER(2;[.F4])*POWER(0.9;[.A4]))" office:value-type="float" office:value="11.1715394923733" calcext:value-type="float">
            <text:p>11.1715394923733</text:p>
          </table:table-cell>
          <table:table-cell table:formula="of:=IF([.G4]=MAX([.G$2:.G$32]);1;0)" office:value-type="float" office:value="0" calcext:value-type="float">
            <text:p>0</text:p>
          </table:table-cell>
          <table:table-cell table:formula="of:=255*8*POWER(0.9;[.A4])*POWER(0.5;[.F4])" office:value-type="float" office:value="5.80921875" calcext:value-type="float">
            <text:p>5.80921875</text:p>
          </table:table-cell>
          <table:table-cell table:formula="of:=COM.MICROSOFT.CONCAT(TEXT([.I4];&quot;0.0&quot;);&quot;,&quot;)" office:value-type="string" office:string-value="5.8," calcext:value-type="string">
            <text:p>5.8,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9.3403197981764" calcext:value-type="float">
            <text:p>29.3403197981764</text:p>
          </table:table-cell>
          <table:table-cell office:value-type="float" office:value="1194.17195194245" calcext:value-type="float">
            <text:p>1194.17195194245</text:p>
          </table:table-cell>
          <table:table-cell office:value-type="float" office:value="8" calcext:value-type="float">
            <text:p>8</text:p>
          </table:table-cell>
          <table:table-cell table:formula="of:=[.E5]/(POWER(2;[.F5])*POWER(0.9;[.A5]))" office:value-type="float" office:value="7.10979147580429" calcext:value-type="float">
            <text:p>7.10979147580429</text:p>
          </table:table-cell>
          <table:table-cell table:formula="of:=IF([.G5]=MAX([.G$2:.G$32]);1;0)" office:value-type="float" office:value="0" calcext:value-type="float">
            <text:p>0</text:p>
          </table:table-cell>
          <table:table-cell table:formula="of:=255*8*POWER(0.9;[.A5])*POWER(0.5;[.F5])" office:value-type="float" office:value="5.228296875" calcext:value-type="float">
            <text:p>5.228296875</text:p>
          </table:table-cell>
          <table:table-cell table:formula="of:=COM.MICROSOFT.CONCAT(TEXT([.I5];&quot;0.0&quot;);&quot;,&quot;)" office:value-type="string" office:string-value="5.2," calcext:value-type="string">
            <text:p>5.2,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4.2504725051612" calcext:value-type="float">
            <text:p>24.2504725051612</text:p>
          </table:table-cell>
          <table:table-cell office:value-type="float" office:value="767.792198969792" calcext:value-type="float">
            <text:p>767.792198969792</text:p>
          </table:table-cell>
          <table:table-cell office:value-type="float" office:value="7" calcext:value-type="float">
            <text:p>7</text:p>
          </table:table-cell>
          <table:table-cell table:formula="of:=[.E6]/(POWER(2;[.F6])*POWER(0.9;[.A6]))" office:value-type="float" office:value="10.1583033657666" calcext:value-type="float">
            <text:p>10.1583033657666</text:p>
          </table:table-cell>
          <table:table-cell table:formula="of:=IF([.G6]=MAX([.G$2:.G$32]);1;0)" office:value-type="float" office:value="0" calcext:value-type="float">
            <text:p>0</text:p>
          </table:table-cell>
          <table:table-cell table:formula="of:=255*8*POWER(0.9;[.A6])*POWER(0.5;[.F6])" office:value-type="float" office:value="9.410934375" calcext:value-type="float">
            <text:p>9.410934375</text:p>
          </table:table-cell>
          <table:table-cell table:formula="of:=COM.MICROSOFT.CONCAT(TEXT([.I6];&quot;0.0&quot;);&quot;,&quot;)" office:value-type="string" office:string-value="9.4," calcext:value-type="string">
            <text:p>9.4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20.6858881988143" calcext:value-type="float">
            <text:p>20.6858881988143</text:p>
          </table:table-cell>
          <table:table-cell office:value-type="float" office:value="529.77454850551" calcext:value-type="float">
            <text:p>529.77454850551</text:p>
          </table:table-cell>
          <table:table-cell office:value-type="float" office:value="7" calcext:value-type="float">
            <text:p>7</text:p>
          </table:table-cell>
          <table:table-cell table:formula="of:=[.E7]/(POWER(2;[.F7])*POWER(0.9;[.A7]))" office:value-type="float" office:value="7.78800216806625" calcext:value-type="float">
            <text:p>7.78800216806625</text:p>
          </table:table-cell>
          <table:table-cell table:formula="of:=IF([.G7]=MAX([.G$2:.G$32]);1;0)" office:value-type="float" office:value="0" calcext:value-type="float">
            <text:p>0</text:p>
          </table:table-cell>
          <table:table-cell table:formula="of:=255*8*POWER(0.9;[.A7])*POWER(0.5;[.F7])" office:value-type="float" office:value="8.4698409375" calcext:value-type="float">
            <text:p>8.4698409375</text:p>
          </table:table-cell>
          <table:table-cell table:formula="of:=COM.MICROSOFT.CONCAT(TEXT([.I7];&quot;0.0&quot;);&quot;,&quot;)" office:value-type="string" office:string-value="8.5," calcext:value-type="string">
            <text:p>8.5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8.0246338201866" calcext:value-type="float">
            <text:p>18.0246338201866</text:p>
          </table:table-cell>
          <table:table-cell office:value-type="float" office:value="383.164556960986" calcext:value-type="float">
            <text:p>383.164556960986</text:p>
          </table:table-cell>
          <table:table-cell office:value-type="float" office:value="7" calcext:value-type="float">
            <text:p>7</text:p>
          </table:table-cell>
          <table:table-cell table:formula="of:=[.E8]/(POWER(2;[.F8])*POWER(0.9;[.A8]))" office:value-type="float" office:value="6.25860861999671" calcext:value-type="float">
            <text:p>6.25860861999671</text:p>
          </table:table-cell>
          <table:table-cell table:formula="of:=IF([.G8]=MAX([.G$2:.G$32]);1;0)" office:value-type="float" office:value="0" calcext:value-type="float">
            <text:p>0</text:p>
          </table:table-cell>
          <table:table-cell table:formula="of:=255*8*POWER(0.9;[.A8])*POWER(0.5;[.F8])" office:value-type="float" office:value="7.62285684375" calcext:value-type="float">
            <text:p>7.62285684375</text:p>
          </table:table-cell>
          <table:table-cell table:formula="of:=COM.MICROSOFT.CONCAT(TEXT([.I8];&quot;0.0&quot;);&quot;,&quot;)" office:value-type="string" office:string-value="7.6," calcext:value-type="string">
            <text:p>7.6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5.9496839441816" calcext:value-type="float">
            <text:p>15.9496839441816</text:p>
          </table:table-cell>
          <table:table-cell office:value-type="float" office:value="286.807470322986" calcext:value-type="float">
            <text:p>286.807470322986</text:p>
          </table:table-cell>
          <table:table-cell office:value-type="float" office:value="6" calcext:value-type="float">
            <text:p>6</text:p>
          </table:table-cell>
          <table:table-cell table:formula="of:=[.E9]/(POWER(2;[.F9])*POWER(0.9;[.A9]))" office:value-type="float" office:value="10.4104717378977" calcext:value-type="float">
            <text:p>10.4104717378977</text:p>
          </table:table-cell>
          <table:table-cell table:formula="of:=IF([.G9]=MAX([.G$2:.G$32]);1;0)" office:value-type="float" office:value="0" calcext:value-type="float">
            <text:p>0</text:p>
          </table:table-cell>
          <table:table-cell table:formula="of:=255*8*POWER(0.9;[.A9])*POWER(0.5;[.F9])" office:value-type="float" office:value="13.72114231875" calcext:value-type="float">
            <text:p>13.72114231875</text:p>
          </table:table-cell>
          <table:table-cell table:formula="of:=COM.MICROSOFT.CONCAT(TEXT([.I9];&quot;0.0&quot;);&quot;,&quot;)" office:value-type="string" office:string-value="13.7," calcext:value-type="string">
            <text:p>13.7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4.278644607203" calcext:value-type="float">
            <text:p>14.278644607203</text:p>
          </table:table-cell>
          <table:table-cell office:value-type="float" office:value="220.480193350635" calcext:value-type="float">
            <text:p>220.480193350635</text:p>
          </table:table-cell>
          <table:table-cell office:value-type="float" office:value="6" calcext:value-type="float">
            <text:p>6</text:p>
          </table:table-cell>
          <table:table-cell table:formula="of:=[.E10]/(POWER(2;[.F10])*POWER(0.9;[.A10]))" office:value-type="float" office:value="8.8921549554486" calcext:value-type="float">
            <text:p>8.8921549554486</text:p>
          </table:table-cell>
          <table:table-cell table:formula="of:=IF([.G10]=MAX([.G$2:.G$32]);1;0)" office:value-type="float" office:value="0" calcext:value-type="float">
            <text:p>0</text:p>
          </table:table-cell>
          <table:table-cell table:formula="of:=255*8*POWER(0.9;[.A10])*POWER(0.5;[.F10])" office:value-type="float" office:value="12.349028086875" calcext:value-type="float">
            <text:p>12.349028086875</text:p>
          </table:table-cell>
          <table:table-cell table:formula="of:=COM.MICROSOFT.CONCAT(TEXT([.I10];&quot;0.0&quot;);&quot;,&quot;)" office:value-type="string" office:string-value="12.3," calcext:value-type="string">
            <text:p>12.3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2.9023998795496" calcext:value-type="float">
            <text:p>12.9023998795496</text:p>
          </table:table-cell>
          <table:table-cell office:value-type="float" office:value="173.292177479019" calcext:value-type="float">
            <text:p>173.292177479019</text:p>
          </table:table-cell>
          <table:table-cell office:value-type="float" office:value="6" calcext:value-type="float">
            <text:p>6</text:p>
          </table:table-cell>
          <table:table-cell table:formula="of:=[.E11]/(POWER(2;[.F11])*POWER(0.9;[.A11]))" office:value-type="float" office:value="7.76557986301967" calcext:value-type="float">
            <text:p>7.76557986301967</text:p>
          </table:table-cell>
          <table:table-cell table:formula="of:=IF([.G11]=MAX([.G$2:.G$32]);1;0)" office:value-type="float" office:value="0" calcext:value-type="float">
            <text:p>0</text:p>
          </table:table-cell>
          <table:table-cell table:formula="of:=255*8*POWER(0.9;[.A11])*POWER(0.5;[.F11])" office:value-type="float" office:value="11.1141252781875" calcext:value-type="float">
            <text:p>11.1141252781875</text:p>
          </table:table-cell>
          <table:table-cell table:formula="of:=COM.MICROSOFT.CONCAT(TEXT([.I11];&quot;0.0&quot;);&quot;,&quot;)" office:value-type="string" office:string-value="11.1," calcext:value-type="string">
            <text:p>11.1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1.7495410655287" calcext:value-type="float">
            <text:p>11.7495410655287</text:p>
          </table:table-cell>
          <table:table-cell office:value-type="float" office:value="138.801776775393" calcext:value-type="float">
            <text:p>138.801776775393</text:p>
          </table:table-cell>
          <table:table-cell office:value-type="float" office:value="6" calcext:value-type="float">
            <text:p>6</text:p>
          </table:table-cell>
          <table:table-cell table:formula="of:=[.E12]/(POWER(2;[.F12])*POWER(0.9;[.A12]))" office:value-type="float" office:value="6.91110430666757" calcext:value-type="float">
            <text:p>6.91110430666757</text:p>
          </table:table-cell>
          <table:table-cell table:formula="of:=IF([.G12]=MAX([.G$2:.G$32]);1;0)" office:value-type="float" office:value="0" calcext:value-type="float">
            <text:p>0</text:p>
          </table:table-cell>
          <table:table-cell table:formula="of:=255*8*POWER(0.9;[.A12])*POWER(0.5;[.F12])" office:value-type="float" office:value="10.0027127503688" calcext:value-type="float">
            <text:p>10.0027127503688</text:p>
          </table:table-cell>
          <table:table-cell table:formula="of:=COM.MICROSOFT.CONCAT(TEXT([.I12];&quot;0.0&quot;);&quot;,&quot;)" office:value-type="string" office:string-value="10.0," calcext:value-type="string">
            <text:p>10.0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.767221952884" calcext:value-type="float">
            <text:p>10.767221952884</text:p>
          </table:table-cell>
          <table:table-cell office:value-type="float" office:value="112.904292420949" calcext:value-type="float">
            <text:p>112.904292420949</text:p>
          </table:table-cell>
          <table:table-cell office:value-type="float" office:value="6" calcext:value-type="float">
            <text:p>6</text:p>
          </table:table-cell>
          <table:table-cell table:formula="of:=[.E13]/(POWER(2;[.F13])*POWER(0.9;[.A13]))" office:value-type="float" office:value="6.2462644348673" calcext:value-type="float">
            <text:p>6.2462644348673</text:p>
          </table:table-cell>
          <table:table-cell table:formula="of:=IF([.G13]=MAX([.G$2:.G$32]);1;0)" office:value-type="float" office:value="0" calcext:value-type="float">
            <text:p>0</text:p>
          </table:table-cell>
          <table:table-cell table:formula="of:=255*8*POWER(0.9;[.A13])*POWER(0.5;[.F13])" office:value-type="float" office:value="9.00244147533188" calcext:value-type="float">
            <text:p>9.00244147533188</text:p>
          </table:table-cell>
          <table:table-cell table:formula="of:=COM.MICROSOFT.CONCAT(TEXT([.I13];&quot;0.0&quot;);&quot;,&quot;)" office:value-type="string" office:string-value="9.0," calcext:value-type="string">
            <text:p>9.0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9.92173308152132" calcext:value-type="float">
            <text:p>9.92173308152132</text:p>
          </table:table-cell>
          <table:table-cell office:value-type="float" office:value="93.1607862435516" calcext:value-type="float">
            <text:p>93.1607862435516</text:p>
          </table:table-cell>
          <table:table-cell office:value-type="float" office:value="5" calcext:value-type="float">
            <text:p>5</text:p>
          </table:table-cell>
          <table:table-cell table:formula="of:=[.E14]/(POWER(2;[.F14])*POWER(0.9;[.A14]))" office:value-type="float" office:value="11.4532975645879" calcext:value-type="float">
            <text:p>11.4532975645879</text:p>
          </table:table-cell>
          <table:table-cell table:formula="of:=IF([.G14]=MAX([.G$2:.G$32]);1;0)" office:value-type="float" office:value="1" calcext:value-type="float">
            <text:p>1</text:p>
          </table:table-cell>
          <table:table-cell table:formula="of:=255*8*POWER(0.9;[.A14])*POWER(0.5;[.F14])" office:value-type="float" office:value="16.2043946555974" calcext:value-type="float">
            <text:p>16.2043946555974</text:p>
          </table:table-cell>
          <table:table-cell table:formula="of:=COM.MICROSOFT.CONCAT(TEXT([.I14];&quot;0.0&quot;);&quot;,&quot;)" office:value-type="string" office:string-value="16.2," calcext:value-type="string">
            <text:p>16.2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9.18262584428842" calcext:value-type="float">
            <text:p>9.18262584428842</text:p>
          </table:table-cell>
          <table:table-cell office:value-type="float" office:value="77.6970202357776" calcext:value-type="float">
            <text:p>77.6970202357776</text:p>
          </table:table-cell>
          <table:table-cell office:value-type="float" office:value="5" calcext:value-type="float">
            <text:p>5</text:p>
          </table:table-cell>
          <table:table-cell table:formula="of:=[.E15]/(POWER(2;[.F15])*POWER(0.9;[.A15]))" office:value-type="float" office:value="10.613515365619" calcext:value-type="float">
            <text:p>10.613515365619</text:p>
          </table:table-cell>
          <table:table-cell table:formula="of:=IF([.G15]=MAX([.G$2:.G$32]);1;0)" office:value-type="float" office:value="0" calcext:value-type="float">
            <text:p>0</text:p>
          </table:table-cell>
          <table:table-cell table:formula="of:=255*8*POWER(0.9;[.A15])*POWER(0.5;[.F15])" office:value-type="float" office:value="14.5839551900376" calcext:value-type="float">
            <text:p>14.5839551900376</text:p>
          </table:table-cell>
          <table:table-cell table:formula="of:=COM.MICROSOFT.CONCAT(TEXT([.I15];&quot;0.0&quot;);&quot;,&quot;)" office:value-type="string" office:string-value="14.6," calcext:value-type="string">
            <text:p>14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.53193204184797" calcext:value-type="float">
            <text:p>8.53193204184797</text:p>
          </table:table-cell>
          <table:table-cell office:value-type="float" office:value="65.4880210701021" calcext:value-type="float">
            <text:p>65.4880210701021</text:p>
          </table:table-cell>
          <table:table-cell office:value-type="float" office:value="5" calcext:value-type="float">
            <text:p>5</text:p>
          </table:table-cell>
          <table:table-cell table:formula="of:=[.E16]/(POWER(2;[.F16])*POWER(0.9;[.A16]))" office:value-type="float" office:value="9.93972220959913" calcext:value-type="float">
            <text:p>9.93972220959913</text:p>
          </table:table-cell>
          <table:table-cell table:formula="of:=IF([.G16]=MAX([.G$2:.G$32]);1;0)" office:value-type="float" office:value="0" calcext:value-type="float">
            <text:p>0</text:p>
          </table:table-cell>
          <table:table-cell table:formula="of:=255*8*POWER(0.9;[.A16])*POWER(0.5;[.F16])" office:value-type="float" office:value="13.1255596710339" calcext:value-type="float">
            <text:p>13.1255596710339</text:p>
          </table:table-cell>
          <table:table-cell table:formula="of:=COM.MICROSOFT.CONCAT(TEXT([.I16];&quot;0.0&quot;);&quot;,&quot;)" office:value-type="string" office:string-value="13.1," calcext:value-type="string">
            <text:p>13.1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7.95460567675711" calcext:value-type="float">
            <text:p>7.95460567675711</text:p>
          </table:table-cell>
          <table:table-cell office:value-type="float" office:value="55.7064080273049" calcext:value-type="float">
            <text:p>55.7064080273049</text:p>
          </table:table-cell>
          <table:table-cell office:value-type="float" office:value="5" calcext:value-type="float">
            <text:p>5</text:p>
          </table:table-cell>
          <table:table-cell table:formula="of:=[.E17]/(POWER(2;[.F17])*POWER(0.9;[.A17]))" office:value-type="float" office:value="9.3945293274539" calcext:value-type="float">
            <text:p>9.3945293274539</text:p>
          </table:table-cell>
          <table:table-cell table:formula="of:=IF([.G17]=MAX([.G$2:.G$32]);1;0)" office:value-type="float" office:value="0" calcext:value-type="float">
            <text:p>0</text:p>
          </table:table-cell>
          <table:table-cell table:formula="of:=255*8*POWER(0.9;[.A17])*POWER(0.5;[.F17])" office:value-type="float" office:value="11.8130037039305" calcext:value-type="float">
            <text:p>11.8130037039305</text:p>
          </table:table-cell>
          <table:table-cell table:formula="of:=COM.MICROSOFT.CONCAT(TEXT([.I17];&quot;0.0&quot;);&quot;,&quot;)" office:value-type="string" office:string-value="11.8," calcext:value-type="string">
            <text:p>11.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.43746332857568" calcext:value-type="float">
            <text:p>7.43746332857568</text:p>
          </table:table-cell>
          <table:table-cell office:value-type="float" office:value="47.7749263389288" calcext:value-type="float">
            <text:p>47.7749263389288</text:p>
          </table:table-cell>
          <table:table-cell office:value-type="float" office:value="5" calcext:value-type="float">
            <text:p>5</text:p>
          </table:table-cell>
          <table:table-cell table:formula="of:=[.E18]/(POWER(2;[.F18])*POWER(0.9;[.A18]))" office:value-type="float" office:value="8.95215075891014" calcext:value-type="float">
            <text:p>8.95215075891014</text:p>
          </table:table-cell>
          <table:table-cell table:formula="of:=IF([.G18]=MAX([.G$2:.G$32]);1;0)" office:value-type="float" office:value="0" calcext:value-type="float">
            <text:p>0</text:p>
          </table:table-cell>
          <table:table-cell table:formula="of:=255*8*POWER(0.9;[.A18])*POWER(0.5;[.F18])" office:value-type="float" office:value="10.6317033335374" calcext:value-type="float">
            <text:p>10.6317033335374</text:p>
          </table:table-cell>
          <table:table-cell table:formula="of:=COM.MICROSOFT.CONCAT(TEXT([.I18];&quot;0.0&quot;);&quot;,&quot;)" office:value-type="string" office:string-value="10.6," calcext:value-type="string">
            <text:p>10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.97087533725673" calcext:value-type="float">
            <text:p>6.97087533725673</text:p>
          </table:table-cell>
          <table:table-cell office:value-type="float" office:value="41.2003935903634" calcext:value-type="float">
            <text:p>41.2003935903634</text:p>
          </table:table-cell>
          <table:table-cell office:value-type="float" office:value="5" calcext:value-type="float">
            <text:p>5</text:p>
          </table:table-cell>
          <table:table-cell table:formula="of:=[.E19]/(POWER(2;[.F19])*POWER(0.9;[.A19]))" office:value-type="float" office:value="8.57800345196347" calcext:value-type="float">
            <text:p>8.57800345196347</text:p>
          </table:table-cell>
          <table:table-cell table:formula="of:=IF([.G19]=MAX([.G$2:.G$32]);1;0)" office:value-type="float" office:value="0" calcext:value-type="float">
            <text:p>0</text:p>
          </table:table-cell>
          <table:table-cell table:formula="of:=255*8*POWER(0.9;[.A19])*POWER(0.5;[.F19])" office:value-type="float" office:value="9.5685330001837" calcext:value-type="float">
            <text:p>9.5685330001837</text:p>
          </table:table-cell>
          <table:table-cell table:formula="of:=COM.MICROSOFT.CONCAT(TEXT([.I19];&quot;0.0&quot;);&quot;,&quot;)" office:value-type="string" office:string-value="9.6," calcext:value-type="string">
            <text:p>9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.54587079985356" calcext:value-type="float">
            <text:p>6.54587079985356</text:p>
          </table:table-cell>
          <table:table-cell office:value-type="float" office:value="35.7401234041924" calcext:value-type="float">
            <text:p>35.7401234041924</text:p>
          </table:table-cell>
          <table:table-cell office:value-type="float" office:value="5" calcext:value-type="float">
            <text:p>5</text:p>
          </table:table-cell>
          <table:table-cell table:formula="of:=[.E20]/(POWER(2;[.F20])*POWER(0.9;[.A20]))" office:value-type="float" office:value="8.26796044132048" calcext:value-type="float">
            <text:p>8.26796044132048</text:p>
          </table:table-cell>
          <table:table-cell table:formula="of:=IF([.G20]=MAX([.G$2:.G$32]);1;0)" office:value-type="float" office:value="0" calcext:value-type="float">
            <text:p>0</text:p>
          </table:table-cell>
          <table:table-cell table:formula="of:=255*8*POWER(0.9;[.A20])*POWER(0.5;[.F20])" office:value-type="float" office:value="8.61167970016533" calcext:value-type="float">
            <text:p>8.61167970016533</text:p>
          </table:table-cell>
          <table:table-cell table:formula="of:=COM.MICROSOFT.CONCAT(TEXT([.I20];&quot;0.0&quot;);&quot;,&quot;)" office:value-type="string" office:string-value="8.6," calcext:value-type="string">
            <text:p>8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.15682485287453" calcext:value-type="float">
            <text:p>6.15682485287453</text:p>
          </table:table-cell>
          <table:table-cell office:value-type="float" office:value="31.1494983599225" calcext:value-type="float">
            <text:p>31.1494983599225</text:p>
          </table:table-cell>
          <table:table-cell office:value-type="float" office:value="5" calcext:value-type="float">
            <text:p>5</text:p>
          </table:table-cell>
          <table:table-cell table:formula="of:=[.E21]/(POWER(2;[.F21])*POWER(0.9;[.A21]))" office:value-type="float" office:value="8.00665084119765" calcext:value-type="float">
            <text:p>8.00665084119765</text:p>
          </table:table-cell>
          <table:table-cell table:formula="of:=IF([.G21]=MAX([.G$2:.G$32]);1;0)" office:value-type="float" office:value="0" calcext:value-type="float">
            <text:p>0</text:p>
          </table:table-cell>
          <table:table-cell table:formula="of:=255*8*POWER(0.9;[.A21])*POWER(0.5;[.F21])" office:value-type="float" office:value="7.7505117301488" calcext:value-type="float">
            <text:p>7.7505117301488</text:p>
          </table:table-cell>
          <table:table-cell table:formula="of:=COM.MICROSOFT.CONCAT(TEXT([.I21];&quot;0.0&quot;);&quot;,&quot;)" office:value-type="string" office:string-value="7.8," calcext:value-type="string">
            <text:p>7.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.79966624495913" calcext:value-type="float">
            <text:p>5.79966624495913</text:p>
          </table:table-cell>
          <table:table-cell office:value-type="float" office:value="27.2686049951941" calcext:value-type="float">
            <text:p>27.2686049951941</text:p>
          </table:table-cell>
          <table:table-cell office:value-type="float" office:value="5" calcext:value-type="float">
            <text:p>5</text:p>
          </table:table-cell>
          <table:table-cell table:formula="of:=[.E22]/(POWER(2;[.F22])*POWER(0.9;[.A22]))" office:value-type="float" office:value="7.78789781246846" calcext:value-type="float">
            <text:p>7.78789781246846</text:p>
          </table:table-cell>
          <table:table-cell table:formula="of:=IF([.G22]=MAX([.G$2:.G$32]);1;0)" office:value-type="float" office:value="0" calcext:value-type="float">
            <text:p>0</text:p>
          </table:table-cell>
          <table:table-cell table:formula="of:=255*8*POWER(0.9;[.A22])*POWER(0.5;[.F22])" office:value-type="float" office:value="6.97546055713392" calcext:value-type="float">
            <text:p>6.97546055713392</text:p>
          </table:table-cell>
          <table:table-cell table:formula="of:=COM.MICROSOFT.CONCAT(TEXT([.I22];&quot;0.0&quot;);&quot;,&quot;)" office:value-type="string" office:string-value="7.0," calcext:value-type="string">
            <text:p>7.0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.46814072006307" calcext:value-type="float">
            <text:p>5.46814072006307</text:p>
          </table:table-cell>
          <table:table-cell office:value-type="float" office:value="23.9377399299945" calcext:value-type="float">
            <text:p>23.9377399299945</text:p>
          </table:table-cell>
          <table:table-cell office:value-type="float" office:value="5" calcext:value-type="float">
            <text:p>5</text:p>
          </table:table-cell>
          <table:table-cell table:formula="of:=[.E23]/(POWER(2;[.F23])*POWER(0.9;[.A23]))" office:value-type="float" office:value="7.59622741851538" calcext:value-type="float">
            <text:p>7.59622741851538</text:p>
          </table:table-cell>
          <table:table-cell table:formula="of:=IF([.G23]=MAX([.G$2:.G$32]);1;0)" office:value-type="float" office:value="0" calcext:value-type="float">
            <text:p>0</text:p>
          </table:table-cell>
          <table:table-cell table:formula="of:=255*8*POWER(0.9;[.A23])*POWER(0.5;[.F23])" office:value-type="float" office:value="6.27791450142053" calcext:value-type="float">
            <text:p>6.27791450142053</text:p>
          </table:table-cell>
          <table:table-cell table:formula="of:=COM.MICROSOFT.CONCAT(TEXT([.I23];&quot;0.0&quot;);&quot;,&quot;)" office:value-type="string" office:string-value="6.3," calcext:value-type="string">
            <text:p>6.3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.1603873381945" calcext:value-type="float">
            <text:p>5.1603873381945</text:p>
          </table:table-cell>
          <table:table-cell office:value-type="float" office:value="21.071604588462" calcext:value-type="float">
            <text:p>21.071604588462</text:p>
          </table:table-cell>
          <table:table-cell office:value-type="float" office:value="5" calcext:value-type="float">
            <text:p>5</text:p>
          </table:table-cell>
          <table:table-cell table:formula="of:=[.E24]/(POWER(2;[.F24])*POWER(0.9;[.A24]))" office:value-type="float" office:value="7.4296766433393" calcext:value-type="float">
            <text:p>7.4296766433393</text:p>
          </table:table-cell>
          <table:table-cell table:formula="of:=IF([.G24]=MAX([.G$2:.G$32]);1;0)" office:value-type="float" office:value="0" calcext:value-type="float">
            <text:p>0</text:p>
          </table:table-cell>
          <table:table-cell table:formula="of:=255*8*POWER(0.9;[.A24])*POWER(0.5;[.F24])" office:value-type="float" office:value="5.65012305127847" calcext:value-type="float">
            <text:p>5.65012305127847</text:p>
          </table:table-cell>
          <table:table-cell table:formula="of:=COM.MICROSOFT.CONCAT(TEXT([.I24];&quot;0.0&quot;);&quot;,&quot;)" office:value-type="string" office:string-value="5.7," calcext:value-type="string">
            <text:p>5.7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87380712172222" calcext:value-type="float">
            <text:p>4.87380712172222</text:p>
          </table:table-cell>
          <table:table-cell office:value-type="float" office:value="18.5837796212178" calcext:value-type="float">
            <text:p>18.5837796212178</text:p>
          </table:table-cell>
          <table:table-cell office:value-type="float" office:value="5" calcext:value-type="float">
            <text:p>5</text:p>
          </table:table-cell>
          <table:table-cell table:formula="of:=[.E25]/(POWER(2;[.F25])*POWER(0.9;[.A25]))" office:value-type="float" office:value="7.28054418326491" calcext:value-type="float">
            <text:p>7.28054418326491</text:p>
          </table:table-cell>
          <table:table-cell table:formula="of:=IF([.G25]=MAX([.G$2:.G$32]);1;0)" office:value-type="float" office:value="0" calcext:value-type="float">
            <text:p>0</text:p>
          </table:table-cell>
          <table:table-cell table:formula="of:=255*8*POWER(0.9;[.A25])*POWER(0.5;[.F25])" office:value-type="float" office:value="5.08511074615063" calcext:value-type="float">
            <text:p>5.08511074615063</text:p>
          </table:table-cell>
          <table:table-cell table:formula="of:=COM.MICROSOFT.CONCAT(TEXT([.I25];&quot;0.0&quot;);&quot;,&quot;)" office:value-type="string" office:string-value="5.1," calcext:value-type="string">
            <text:p>5.1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.60618909592044" calcext:value-type="float">
            <text:p>4.60618909592044</text:p>
          </table:table-cell>
          <table:table-cell office:value-type="float" office:value="16.4177239289335" calcext:value-type="float">
            <text:p>16.4177239289335</text:p>
          </table:table-cell>
          <table:table-cell office:value-type="float" office:value="5" calcext:value-type="float">
            <text:p>5</text:p>
          </table:table-cell>
          <table:table-cell table:formula="of:=[.E26]/(POWER(2;[.F26])*POWER(0.9;[.A26]))" office:value-type="float" office:value="7.1466124933532" calcext:value-type="float">
            <text:p>7.1466124933532</text:p>
          </table:table-cell>
          <table:table-cell table:formula="of:=IF([.G26]=MAX([.G$2:.G$32]);1;0)" office:value-type="float" office:value="0" calcext:value-type="float">
            <text:p>0</text:p>
          </table:table-cell>
          <table:table-cell table:formula="of:=255*8*POWER(0.9;[.A26])*POWER(0.5;[.F26])" office:value-type="float" office:value="4.57659967153556" calcext:value-type="float">
            <text:p>4.57659967153556</text:p>
          </table:table-cell>
          <table:table-cell table:formula="of:=COM.MICROSOFT.CONCAT(TEXT([.I26];&quot;0.0&quot;);&quot;,&quot;)" office:value-type="string" office:string-value="4.6," calcext:value-type="string">
            <text:p>4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35623175399722" calcext:value-type="float">
            <text:p>4.35623175399722</text:p>
          </table:table-cell>
          <table:table-cell office:value-type="float" office:value="14.5301293319193" calcext:value-type="float">
            <text:p>14.5301293319193</text:p>
          </table:table-cell>
          <table:table-cell office:value-type="float" office:value="5" calcext:value-type="float">
            <text:p>5</text:p>
          </table:table-cell>
          <table:table-cell table:formula="of:=[.E27]/(POWER(2;[.F27])*POWER(0.9;[.A27]))" office:value-type="float" office:value="7.02771686549271" calcext:value-type="float">
            <text:p>7.02771686549271</text:p>
          </table:table-cell>
          <table:table-cell table:formula="of:=IF([.G27]=MAX([.G$2:.G$32]);1;0)" office:value-type="float" office:value="0" calcext:value-type="float">
            <text:p>0</text:p>
          </table:table-cell>
          <table:table-cell table:formula="of:=255*8*POWER(0.9;[.A27])*POWER(0.5;[.F27])" office:value-type="float" office:value="4.11893970438201" calcext:value-type="float">
            <text:p>4.11893970438201</text:p>
          </table:table-cell>
          <table:table-cell table:formula="of:=COM.MICROSOFT.CONCAT(TEXT([.I27];&quot;0.0&quot;);&quot;,&quot;)" office:value-type="string" office:string-value="4.1," calcext:value-type="string">
            <text:p>4.1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.12236200792238" calcext:value-type="float">
            <text:p>4.12236200792238</text:p>
          </table:table-cell>
          <table:table-cell office:value-type="float" office:value="12.861242312864" calcext:value-type="float">
            <text:p>12.861242312864</text:p>
          </table:table-cell>
          <table:table-cell office:value-type="float" office:value="5" calcext:value-type="float">
            <text:p>5</text:p>
          </table:table-cell>
          <table:table-cell table:formula="of:=[.E28]/(POWER(2;[.F28])*POWER(0.9;[.A28]))" office:value-type="float" office:value="6.91170490170898" calcext:value-type="float">
            <text:p>6.91170490170898</text:p>
          </table:table-cell>
          <table:table-cell table:formula="of:=IF([.G28]=MAX([.G$2:.G$32]);1;0)" office:value-type="float" office:value="0" calcext:value-type="float">
            <text:p>0</text:p>
          </table:table-cell>
          <table:table-cell table:formula="of:=255*8*POWER(0.9;[.A28])*POWER(0.5;[.F28])" office:value-type="float" office:value="3.70704573394381" calcext:value-type="float">
            <text:p>3.70704573394381</text:p>
          </table:table-cell>
          <table:table-cell table:formula="of:=COM.MICROSOFT.CONCAT(TEXT([.I28];&quot;0.0&quot;);&quot;,&quot;)" office:value-type="string" office:string-value="3.7," calcext:value-type="string">
            <text:p>3.7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.90358848682981" calcext:value-type="float">
            <text:p>3.90358848682981</text:p>
          </table:table-cell>
          <table:table-cell office:value-type="float" office:value="11.3832007067667" calcext:value-type="float">
            <text:p>11.3832007067667</text:p>
          </table:table-cell>
          <table:table-cell office:value-type="float" office:value="5" calcext:value-type="float">
            <text:p>5</text:p>
          </table:table-cell>
          <table:table-cell table:formula="of:=[.E29]/(POWER(2;[.F29])*POWER(0.9;[.A29]))" office:value-type="float" office:value="6.79710768975355" calcext:value-type="float">
            <text:p>6.79710768975355</text:p>
          </table:table-cell>
          <table:table-cell table:formula="of:=IF([.G29]=MAX([.G$2:.G$32]);1;0)" office:value-type="float" office:value="0" calcext:value-type="float">
            <text:p>0</text:p>
          </table:table-cell>
          <table:table-cell table:formula="of:=255*8*POWER(0.9;[.A29])*POWER(0.5;[.F29])" office:value-type="float" office:value="3.33634116054943" calcext:value-type="float">
            <text:p>3.33634116054943</text:p>
          </table:table-cell>
          <table:table-cell table:formula="of:=COM.MICROSOFT.CONCAT(TEXT([.I29];&quot;0.0&quot;);&quot;,&quot;)" office:value-type="string" office:string-value="3.3," calcext:value-type="string">
            <text:p>3.3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.69951457154558" calcext:value-type="float">
            <text:p>3.69951457154558</text:p>
          </table:table-cell>
          <table:table-cell office:value-type="float" office:value="10.082037790533" calcext:value-type="float">
            <text:p>10.082037790533</text:p>
          </table:table-cell>
          <table:table-cell office:value-type="float" office:value="5" calcext:value-type="float">
            <text:p>5</text:p>
          </table:table-cell>
          <table:table-cell table:formula="of:=[.E30]/(POWER(2;[.F30])*POWER(0.9;[.A30]))" office:value-type="float" office:value="6.68906735262577" calcext:value-type="float">
            <text:p>6.68906735262577</text:p>
          </table:table-cell>
          <table:table-cell table:formula="of:=IF([.G30]=MAX([.G$2:.G$32]);1;0)" office:value-type="float" office:value="0" calcext:value-type="float">
            <text:p>0</text:p>
          </table:table-cell>
          <table:table-cell table:formula="of:=255*8*POWER(0.9;[.A30])*POWER(0.5;[.F30])" office:value-type="float" office:value="3.00270704449448" calcext:value-type="float">
            <text:p>3.00270704449448</text:p>
          </table:table-cell>
          <table:table-cell table:formula="of:=COM.MICROSOFT.CONCAT(TEXT([.I30];&quot;0.0&quot;);&quot;,&quot;)" office:value-type="string" office:string-value="3.0," calcext:value-type="string">
            <text:p>3.0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.50951898127941" calcext:value-type="float">
            <text:p>3.50951898127941</text:p>
          </table:table-cell>
          <table:table-cell office:value-type="float" office:value="8.93198709460995" calcext:value-type="float">
            <text:p>8.93198709460995</text:p>
          </table:table-cell>
          <table:table-cell office:value-type="float" office:value="5" calcext:value-type="float">
            <text:p>5</text:p>
          </table:table-cell>
          <table:table-cell table:formula="of:=[.E31]/(POWER(2;[.F31])*POWER(0.9;[.A31]))" office:value-type="float" office:value="6.58450035487116" calcext:value-type="float">
            <text:p>6.58450035487116</text:p>
          </table:table-cell>
          <table:table-cell table:formula="of:=IF([.G31]=MAX([.G$2:.G$32]);1;0)" office:value-type="float" office:value="0" calcext:value-type="float">
            <text:p>0</text:p>
          </table:table-cell>
          <table:table-cell table:formula="of:=255*8*POWER(0.9;[.A31])*POWER(0.5;[.F31])" office:value-type="float" office:value="2.70243634004504" calcext:value-type="float">
            <text:p>2.70243634004504</text:p>
          </table:table-cell>
          <table:table-cell table:formula="of:=COM.MICROSOFT.CONCAT(TEXT([.I31];&quot;0.0&quot;);&quot;,&quot;)" office:value-type="string" office:string-value="2.7," calcext:value-type="string">
            <text:p>2.7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.33131543237857" calcext:value-type="float">
            <text:p>3.33131543237857</text:p>
          </table:table-cell>
          <table:table-cell office:value-type="float" office:value="7.90745655910685" calcext:value-type="float">
            <text:p>7.90745655910685</text:p>
          </table:table-cell>
          <table:table-cell office:value-type="float" office:value="5" calcext:value-type="float">
            <text:p>5</text:p>
          </table:table-cell>
          <table:table-cell table:formula="of:=[.E32]/(POWER(2;[.F32])*POWER(0.9;[.A32]))" office:value-type="float" office:value="6.47692761955975" calcext:value-type="float">
            <text:p>6.47692761955975</text:p>
          </table:table-cell>
          <table:table-cell table:formula="of:=IF([.G32]=MAX([.G$2:.G$32]);1;0)" office:value-type="float" office:value="0" calcext:value-type="float">
            <text:p>0</text:p>
          </table:table-cell>
          <table:table-cell table:formula="of:=255*8*POWER(0.9;[.A32])*POWER(0.5;[.F32])" office:value-type="float" office:value="2.43219270604053" calcext:value-type="float">
            <text:p>2.43219270604053</text:p>
          </table:table-cell>
          <table:table-cell table:formula="of:=COM.MICROSOFT.CONCAT(TEXT([.I32];&quot;0.0&quot;);&quot;,&quot;)" office:value-type="string" office:string-value="2.4," calcext:value-type="string">
            <text:p>2.4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5bpp</text:p>
          </table:table-cell>
          <table:table-cell office:value-type="string" calcext:value-type="string">
            <text:p>6bpp</text:p>
          </table:table-cell>
          <table:table-cell office:value-type="string" calcext:value-type="string">
            <text:p>7bpp</text:p>
          </table:table-cell>
        </table:table-row>
        <table:table-row table:style-name="ro1">
          <table:table-cell table:number-columns-repeated="5"/>
          <table:table-cell table:formula="of:=SUM([.F1:.F32])/32" office:value-type="float" office:value="6" calcext:value-type="float">
            <text:p>6</text:p>
          </table:table-cell>
          <table:table-cell table:number-columns-repeated="8"/>
        </table:table-row>
      </table:table>
      <table:table table:name="U quantization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2.6158570679458" calcext:value-type="float">
            <text:p>32.6158570679458</text:p>
          </table:table-cell>
          <table:table-cell office:value-type="float" office:value="799.429683644782" calcext:value-type="float">
            <text:p>799.429683644782</text:p>
          </table:table-cell>
          <table:table-cell office:value-type="float" office:value="8" calcext:value-type="float">
            <text:p>8</text:p>
          </table:table-cell>
          <table:table-cell table:formula="of:=[.E1]/(POWER(2;[.F1])*POWER(0.9;[.A1]))" office:value-type="float" office:value="3.12277220173743" calcext:value-type="float">
            <text:p>3.12277220173743</text:p>
          </table:table-cell>
          <table:table-cell table:formula="of:=IF([.G1]=MAX([.G$1:.G$32]);1;0)" office:value-type="float" office:value="1" calcext:value-type="float">
            <text:p>1</text:p>
          </table:table-cell>
          <table:table-cell table:formula="of:=255*8*POWER(0.9;[.A1])*POWER(0.5;[.F1])" office:value-type="float" office:value="7.96875" calcext:value-type="float">
            <text:p>7.96875</text:p>
          </table:table-cell>
          <table:table-cell table:formula="of:=COM.MICROSOFT.CONCAT(TEXT([.I1];&quot;0.0&quot;);&quot;,&quot;)" office:value-type="string" office:string-value="8.0," calcext:value-type="string">
            <text:p>8.0,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18.8831791190213" calcext:value-type="float">
            <text:p>18.8831791190213</text:p>
          </table:table-cell>
          <table:table-cell office:value-type="float" office:value="778.887236872332" calcext:value-type="float">
            <text:p>778.887236872332</text:p>
          </table:table-cell>
          <table:table-cell office:value-type="float" office:value="10" calcext:value-type="float">
            <text:p>10</text:p>
          </table:table-cell>
          <table:table-cell table:formula="of:=[.E2]/(POWER(2;[.F2])*POWER(0.9;[.A2]))" office:value-type="float" office:value="0.84514674139793" calcext:value-type="float">
            <text:p>0.84514674139793</text:p>
          </table:table-cell>
          <table:table-cell table:formula="of:=IF([.G2]=MAX([.G$2:.G$32]);1;0)" office:value-type="float" office:value="0" calcext:value-type="float">
            <text:p>0</text:p>
          </table:table-cell>
          <table:table-cell table:formula="of:=255*8*POWER(0.9;[.A2])*POWER(0.5;[.F2])" office:value-type="float" office:value="1.79296875" calcext:value-type="float">
            <text:p>1.79296875</text:p>
          </table:table-cell>
          <table:table-cell table:formula="of:=COM.MICROSOFT.CONCAT(TEXT([.I2];&quot;0.0&quot;);&quot;,&quot;)" office:value-type="string" office:string-value="1.8," calcext:value-type="string">
            <text:p>1.8,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7.69193661244636" calcext:value-type="float">
            <text:p>7.69193661244636</text:p>
          </table:table-cell>
          <table:table-cell office:value-type="float" office:value="102.349441292241" calcext:value-type="float">
            <text:p>102.349441292241</text:p>
          </table:table-cell>
          <table:table-cell office:value-type="float" office:value="7" calcext:value-type="float">
            <text:p>7</text:p>
          </table:table-cell>
          <table:table-cell table:formula="of:=[.E3]/(POWER(2;[.F3])*POWER(0.9;[.A3]))" office:value-type="float" office:value="0.987166679130411" calcext:value-type="float">
            <text:p>0.987166679130411</text:p>
          </table:table-cell>
          <table:table-cell table:formula="of:=IF([.G3]=MAX([.G$2:.G$32]);1;0)" office:value-type="float" office:value="0" calcext:value-type="float">
            <text:p>0</text:p>
          </table:table-cell>
          <table:table-cell table:formula="of:=255*8*POWER(0.9;[.A3])*POWER(0.5;[.F3])" office:value-type="float" office:value="12.909375" calcext:value-type="float">
            <text:p>12.909375</text:p>
          </table:table-cell>
          <table:table-cell table:formula="of:=COM.MICROSOFT.CONCAT(TEXT([.I3];&quot;0.0&quot;);&quot;,&quot;)" office:value-type="string" office:string-value="12.9," calcext:value-type="string">
            <text:p>12.9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.49660238500917" calcext:value-type="float">
            <text:p>5.49660238500917</text:p>
          </table:table-cell>
          <table:table-cell office:value-type="float" office:value="48.6321400898116" calcext:value-type="float">
            <text:p>48.6321400898116</text:p>
          </table:table-cell>
          <table:table-cell office:value-type="float" office:value="6" calcext:value-type="float">
            <text:p>6</text:p>
          </table:table-cell>
          <table:table-cell table:formula="of:=[.E4]/(POWER(2;[.F4])*POWER(0.9;[.A4]))" office:value-type="float" office:value="1.04235554033375" calcext:value-type="float">
            <text:p>1.04235554033375</text:p>
          </table:table-cell>
          <table:table-cell table:formula="of:=IF([.G4]=MAX([.G$2:.G$32]);1;0)" office:value-type="float" office:value="0" calcext:value-type="float">
            <text:p>0</text:p>
          </table:table-cell>
          <table:table-cell table:formula="of:=255*8*POWER(0.9;[.A4])*POWER(0.5;[.F4])" office:value-type="float" office:value="23.236875" calcext:value-type="float">
            <text:p>23.236875</text:p>
          </table:table-cell>
          <table:table-cell table:formula="of:=COM.MICROSOFT.CONCAT(TEXT([.I4];&quot;0.0&quot;);&quot;,&quot;)" office:value-type="string" office:string-value="23.2," calcext:value-type="string">
            <text:p>23.2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.39352924521253" calcext:value-type="float">
            <text:p>4.39352924521253</text:p>
          </table:table-cell>
          <table:table-cell office:value-type="float" office:value="28.1392613851609" calcext:value-type="float">
            <text:p>28.1392613851609</text:p>
          </table:table-cell>
          <table:table-cell office:value-type="float" office:value="5" calcext:value-type="float">
            <text:p>5</text:p>
          </table:table-cell>
          <table:table-cell table:formula="of:=[.E5]/(POWER(2;[.F5])*POWER(0.9;[.A5]))" office:value-type="float" office:value="1.34027117556208" calcext:value-type="float">
            <text:p>1.34027117556208</text:p>
          </table:table-cell>
          <table:table-cell table:formula="of:=IF([.G5]=MAX([.G$2:.G$32]);1;0)" office:value-type="float" office:value="0" calcext:value-type="float">
            <text:p>0</text:p>
          </table:table-cell>
          <table:table-cell table:formula="of:=255*8*POWER(0.9;[.A5])*POWER(0.5;[.F5])" office:value-type="float" office:value="41.826375" calcext:value-type="float">
            <text:p>41.826375</text:p>
          </table:table-cell>
          <table:table-cell table:formula="of:=COM.MICROSOFT.CONCAT(TEXT([.I5];&quot;0.0&quot;);&quot;,&quot;)" office:value-type="string" office:string-value="41.8," calcext:value-type="string">
            <text:p>41.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.75598943768274" calcext:value-type="float">
            <text:p>3.75598943768274</text:p>
          </table:table-cell>
          <table:table-cell office:value-type="float" office:value="18.7270840424806" calcext:value-type="float">
            <text:p>18.7270840424806</text:p>
          </table:table-cell>
          <table:table-cell office:value-type="float" office:value="5" calcext:value-type="float">
            <text:p>5</text:p>
          </table:table-cell>
          <table:table-cell table:formula="of:=[.E6]/(POWER(2;[.F6])*POWER(0.9;[.A6]))" office:value-type="float" office:value="0.991077539547696" calcext:value-type="float">
            <text:p>0.991077539547696</text:p>
          </table:table-cell>
          <table:table-cell table:formula="of:=IF([.G6]=MAX([.G$2:.G$32]);1;0)" office:value-type="float" office:value="0" calcext:value-type="float">
            <text:p>0</text:p>
          </table:table-cell>
          <table:table-cell table:formula="of:=255*8*POWER(0.9;[.A6])*POWER(0.5;[.F6])" office:value-type="float" office:value="37.6437375" calcext:value-type="float">
            <text:p>37.6437375</text:p>
          </table:table-cell>
          <table:table-cell table:formula="of:=COM.MICROSOFT.CONCAT(TEXT([.I6];&quot;0.0&quot;);&quot;,&quot;)" office:value-type="string" office:string-value="37.6," calcext:value-type="string">
            <text:p>37.6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.3493796587038" calcext:value-type="float">
            <text:p>3.3493796587038</text:p>
          </table:table-cell>
          <table:table-cell office:value-type="float" office:value="13.486294331793" calcext:value-type="float">
            <text:p>13.486294331793</text:p>
          </table:table-cell>
          <table:table-cell office:value-type="float" office:value="4" calcext:value-type="float">
            <text:p>4</text:p>
          </table:table-cell>
          <table:table-cell table:formula="of:=[.E7]/(POWER(2;[.F7])*POWER(0.9;[.A7]))" office:value-type="float" office:value="1.58605262999479" calcext:value-type="float">
            <text:p>1.58605262999479</text:p>
          </table:table-cell>
          <table:table-cell table:formula="of:=IF([.G7]=MAX([.G$2:.G$32]);1;0)" office:value-type="float" office:value="0" calcext:value-type="float">
            <text:p>0</text:p>
          </table:table-cell>
          <table:table-cell table:formula="of:=255*8*POWER(0.9;[.A7])*POWER(0.5;[.F7])" office:value-type="float" office:value="67.7587275" calcext:value-type="float">
            <text:p>67.7587275</text:p>
          </table:table-cell>
          <table:table-cell table:formula="of:=COM.MICROSOFT.CONCAT(TEXT([.I7];&quot;0.0&quot;);&quot;,&quot;)" office:value-type="string" office:string-value="67.8," calcext:value-type="string">
            <text:p>67.8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.0678601066062" calcext:value-type="float">
            <text:p>3.0678601066062</text:p>
          </table:table-cell>
          <table:table-cell office:value-type="float" office:value="10.243901715359" calcext:value-type="float">
            <text:p>10.243901715359</text:p>
          </table:table-cell>
          <table:table-cell office:value-type="float" office:value="4" calcext:value-type="float">
            <text:p>4</text:p>
          </table:table-cell>
          <table:table-cell table:formula="of:=[.E8]/(POWER(2;[.F8])*POWER(0.9;[.A8]))" office:value-type="float" office:value="1.33859085687141" calcext:value-type="float">
            <text:p>1.33859085687141</text:p>
          </table:table-cell>
          <table:table-cell table:formula="of:=IF([.G8]=MAX([.G$2:.G$32]);1;0)" office:value-type="float" office:value="0" calcext:value-type="float">
            <text:p>0</text:p>
          </table:table-cell>
          <table:table-cell table:formula="of:=255*8*POWER(0.9;[.A8])*POWER(0.5;[.F8])" office:value-type="float" office:value="60.98285475" calcext:value-type="float">
            <text:p>60.98285475</text:p>
          </table:table-cell>
          <table:table-cell table:formula="of:=COM.MICROSOFT.CONCAT(TEXT([.I8];&quot;0.0&quot;);&quot;,&quot;)" office:value-type="string" office:string-value="61.0," calcext:value-type="string">
            <text:p>61.0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.8632050420533" calcext:value-type="float">
            <text:p>2.8632050420533</text:p>
          </table:table-cell>
          <table:table-cell office:value-type="float" office:value="8.10113281563917" calcext:value-type="float">
            <text:p>8.10113281563917</text:p>
          </table:table-cell>
          <table:table-cell office:value-type="float" office:value="4" calcext:value-type="float">
            <text:p>4</text:p>
          </table:table-cell>
          <table:table-cell table:formula="of:=[.E9]/(POWER(2;[.F9])*POWER(0.9;[.A9]))" office:value-type="float" office:value="1.17621223920272" calcext:value-type="float">
            <text:p>1.17621223920272</text:p>
          </table:table-cell>
          <table:table-cell table:formula="of:=IF([.G9]=MAX([.G$2:.G$32]);1;0)" office:value-type="float" office:value="0" calcext:value-type="float">
            <text:p>0</text:p>
          </table:table-cell>
          <table:table-cell table:formula="of:=255*8*POWER(0.9;[.A9])*POWER(0.5;[.F9])" office:value-type="float" office:value="54.884569275" calcext:value-type="float">
            <text:p>54.884569275</text:p>
          </table:table-cell>
          <table:table-cell table:formula="of:=COM.MICROSOFT.CONCAT(TEXT([.I9];&quot;0.0&quot;);&quot;,&quot;)" office:value-type="string" office:string-value="54.9," calcext:value-type="string">
            <text:p>54.9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.70481662947688" calcext:value-type="float">
            <text:p>2.70481662947688</text:p>
          </table:table-cell>
          <table:table-cell office:value-type="float" office:value="6.59843082996782" calcext:value-type="float">
            <text:p>6.59843082996782</text:p>
          </table:table-cell>
          <table:table-cell office:value-type="float" office:value="4" calcext:value-type="float">
            <text:p>4</text:p>
          </table:table-cell>
          <table:table-cell table:formula="of:=[.E10]/(POWER(2;[.F10])*POWER(0.9;[.A10]))" office:value-type="float" office:value="1.06448145769851" calcext:value-type="float">
            <text:p>1.06448145769851</text:p>
          </table:table-cell>
          <table:table-cell table:formula="of:=IF([.G10]=MAX([.G$2:.G$32]);1;0)" office:value-type="float" office:value="0" calcext:value-type="float">
            <text:p>0</text:p>
          </table:table-cell>
          <table:table-cell table:formula="of:=255*8*POWER(0.9;[.A10])*POWER(0.5;[.F10])" office:value-type="float" office:value="49.3961123475" calcext:value-type="float">
            <text:p>49.3961123475</text:p>
          </table:table-cell>
          <table:table-cell table:formula="of:=COM.MICROSOFT.CONCAT(TEXT([.I10];&quot;0.0&quot;);&quot;,&quot;)" office:value-type="string" office:string-value="49.4," calcext:value-type="string">
            <text:p>49.4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.57679904798345" calcext:value-type="float">
            <text:p>2.57679904798345</text:p>
          </table:table-cell>
          <table:table-cell office:value-type="float" office:value="5.48450635908484" calcext:value-type="float">
            <text:p>5.48450635908484</text:p>
          </table:table-cell>
          <table:table-cell office:value-type="float" office:value="4" calcext:value-type="float">
            <text:p>4</text:p>
          </table:table-cell>
          <table:table-cell table:formula="of:=[.E11]/(POWER(2;[.F11])*POWER(0.9;[.A11]))" office:value-type="float" office:value="0.983088163823647" calcext:value-type="float">
            <text:p>0.983088163823647</text:p>
          </table:table-cell>
          <table:table-cell table:formula="of:=IF([.G11]=MAX([.G$2:.G$32]);1;0)" office:value-type="float" office:value="0" calcext:value-type="float">
            <text:p>0</text:p>
          </table:table-cell>
          <table:table-cell table:formula="of:=255*8*POWER(0.9;[.A11])*POWER(0.5;[.F11])" office:value-type="float" office:value="44.45650111275" calcext:value-type="float">
            <text:p>44.45650111275</text:p>
          </table:table-cell>
          <table:table-cell table:formula="of:=COM.MICROSOFT.CONCAT(TEXT([.I11];&quot;0.0&quot;);&quot;,&quot;)" office:value-type="string" office:string-value="44.5," calcext:value-type="string">
            <text:p>44.5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.46908595885063" calcext:value-type="float">
            <text:p>2.46908595885063</text:p>
          </table:table-cell>
          <table:table-cell office:value-type="float" office:value="4.63554524953537" calcext:value-type="float">
            <text:p>4.63554524953537</text:p>
          </table:table-cell>
          <table:table-cell office:value-type="float" office:value="4" calcext:value-type="float">
            <text:p>4</text:p>
          </table:table-cell>
          <table:table-cell table:formula="of:=[.E12]/(POWER(2;[.F12])*POWER(0.9;[.A12]))" office:value-type="float" office:value="0.923237079008222" calcext:value-type="float">
            <text:p>0.923237079008222</text:p>
          </table:table-cell>
          <table:table-cell table:formula="of:=IF([.G12]=MAX([.G$2:.G$32]);1;0)" office:value-type="float" office:value="0" calcext:value-type="float">
            <text:p>0</text:p>
          </table:table-cell>
          <table:table-cell table:formula="of:=255*8*POWER(0.9;[.A12])*POWER(0.5;[.F12])" office:value-type="float" office:value="40.010851001475" calcext:value-type="float">
            <text:p>40.010851001475</text:p>
          </table:table-cell>
          <table:table-cell table:formula="of:=COM.MICROSOFT.CONCAT(TEXT([.I12];&quot;0.0&quot;);&quot;,&quot;)" office:value-type="string" office:string-value="40.0," calcext:value-type="string">
            <text:p>40.0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.37678453807689" calcext:value-type="float">
            <text:p>2.37678453807689</text:p>
          </table:table-cell>
          <table:table-cell office:value-type="float" office:value="3.9695484453484" calcext:value-type="float">
            <text:p>3.9695484453484</text:p>
          </table:table-cell>
          <table:table-cell office:value-type="float" office:value="4" calcext:value-type="float">
            <text:p>4</text:p>
          </table:table-cell>
          <table:table-cell table:formula="of:=[.E13]/(POWER(2;[.F13])*POWER(0.9;[.A13]))" office:value-type="float" office:value="0.878437789919204" calcext:value-type="float">
            <text:p>0.878437789919204</text:p>
          </table:table-cell>
          <table:table-cell table:formula="of:=IF([.G13]=MAX([.G$2:.G$32]);1;0)" office:value-type="float" office:value="0" calcext:value-type="float">
            <text:p>0</text:p>
          </table:table-cell>
          <table:table-cell table:formula="of:=255*8*POWER(0.9;[.A13])*POWER(0.5;[.F13])" office:value-type="float" office:value="36.0097659013275" calcext:value-type="float">
            <text:p>36.0097659013275</text:p>
          </table:table-cell>
          <table:table-cell table:formula="of:=COM.MICROSOFT.CONCAT(TEXT([.I13];&quot;0.0&quot;);&quot;,&quot;)" office:value-type="string" office:string-value="36.0," calcext:value-type="string">
            <text:p>36.0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.29486721543023" calcext:value-type="float">
            <text:p>2.29486721543023</text:p>
          </table:table-cell>
          <table:table-cell office:value-type="float" office:value="3.43179052114194" calcext:value-type="float">
            <text:p>3.43179052114194</text:p>
          </table:table-cell>
          <table:table-cell office:value-type="float" office:value="4" calcext:value-type="float">
            <text:p>4</text:p>
          </table:table-cell>
          <table:table-cell table:formula="of:=[.E14]/(POWER(2;[.F14])*POWER(0.9;[.A14]))" office:value-type="float" office:value="0.843816794658957" calcext:value-type="float">
            <text:p>0.843816794658957</text:p>
          </table:table-cell>
          <table:table-cell table:formula="of:=IF([.G14]=MAX([.G$2:.G$32]);1;0)" office:value-type="float" office:value="0" calcext:value-type="float">
            <text:p>0</text:p>
          </table:table-cell>
          <table:table-cell table:formula="of:=255*8*POWER(0.9;[.A14])*POWER(0.5;[.F14])" office:value-type="float" office:value="32.4087893111948" calcext:value-type="float">
            <text:p>32.4087893111948</text:p>
          </table:table-cell>
          <table:table-cell table:formula="of:=COM.MICROSOFT.CONCAT(TEXT([.I14];&quot;0.0&quot;);&quot;,&quot;)" office:value-type="string" office:string-value="32.4," calcext:value-type="string">
            <text:p>32.4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22081479187937" calcext:value-type="float">
            <text:p>2.22081479187937</text:p>
          </table:table-cell>
          <table:table-cell office:value-type="float" office:value="2.99148742308171" calcext:value-type="float">
            <text:p>2.99148742308171</text:p>
          </table:table-cell>
          <table:table-cell office:value-type="float" office:value="3" calcext:value-type="float">
            <text:p>3</text:p>
          </table:table-cell>
          <table:table-cell table:formula="of:=[.E15]/(POWER(2;[.F15])*POWER(0.9;[.A15]))" office:value-type="float" office:value="1.63456449859133" calcext:value-type="float">
            <text:p>1.63456449859133</text:p>
          </table:table-cell>
          <table:table-cell table:formula="of:=IF([.G15]=MAX([.G$2:.G$32]);1;0)" office:value-type="float" office:value="1" calcext:value-type="float">
            <text:p>1</text:p>
          </table:table-cell>
          <table:table-cell table:formula="of:=255*8*POWER(0.9;[.A15])*POWER(0.5;[.F15])" office:value-type="float" office:value="58.3358207601506" calcext:value-type="float">
            <text:p>58.3358207601506</text:p>
          </table:table-cell>
          <table:table-cell table:formula="of:=COM.MICROSOFT.CONCAT(TEXT([.I15];&quot;0.0&quot;);&quot;,&quot;)" office:value-type="string" office:string-value="58.3," calcext:value-type="string">
            <text:p>58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1548481150106" calcext:value-type="float">
            <text:p>2.1548481150106</text:p>
          </table:table-cell>
          <table:table-cell office:value-type="float" office:value="2.62468223085739" calcext:value-type="float">
            <text:p>2.62468223085739</text:p>
          </table:table-cell>
          <table:table-cell office:value-type="float" office:value="3" calcext:value-type="float">
            <text:p>3</text:p>
          </table:table-cell>
          <table:table-cell table:formula="of:=[.E16]/(POWER(2;[.F16])*POWER(0.9;[.A16]))" office:value-type="float" office:value="1.59348911980508" calcext:value-type="float">
            <text:p>1.59348911980508</text:p>
          </table:table-cell>
          <table:table-cell table:formula="of:=IF([.G16]=MAX([.G$2:.G$32]);1;0)" office:value-type="float" office:value="0" calcext:value-type="float">
            <text:p>0</text:p>
          </table:table-cell>
          <table:table-cell table:formula="of:=255*8*POWER(0.9;[.A16])*POWER(0.5;[.F16])" office:value-type="float" office:value="52.5022386841355" calcext:value-type="float">
            <text:p>52.5022386841355</text:p>
          </table:table-cell>
          <table:table-cell table:formula="of:=COM.MICROSOFT.CONCAT(TEXT([.I16];&quot;0.0&quot;);&quot;,&quot;)" office:value-type="string" office:string-value="52.5," calcext:value-type="string">
            <text:p>52.5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09464225212679" calcext:value-type="float">
            <text:p>2.09464225212679</text:p>
          </table:table-cell>
          <table:table-cell office:value-type="float" office:value="2.31266105165528" calcext:value-type="float">
            <text:p>2.31266105165528</text:p>
          </table:table-cell>
          <table:table-cell office:value-type="float" office:value="3" calcext:value-type="float">
            <text:p>3</text:p>
          </table:table-cell>
          <table:table-cell table:formula="of:=[.E17]/(POWER(2;[.F17])*POWER(0.9;[.A17]))" office:value-type="float" office:value="1.56006196368551" calcext:value-type="float">
            <text:p>1.56006196368551</text:p>
          </table:table-cell>
          <table:table-cell table:formula="of:=IF([.G17]=MAX([.G$2:.G$32]);1;0)" office:value-type="float" office:value="0" calcext:value-type="float">
            <text:p>0</text:p>
          </table:table-cell>
          <table:table-cell table:formula="of:=255*8*POWER(0.9;[.A17])*POWER(0.5;[.F17])" office:value-type="float" office:value="47.252014815722" calcext:value-type="float">
            <text:p>47.252014815722</text:p>
          </table:table-cell>
          <table:table-cell table:formula="of:=COM.MICROSOFT.CONCAT(TEXT([.I17];&quot;0.0&quot;);&quot;,&quot;)" office:value-type="string" office:string-value="47.3," calcext:value-type="string">
            <text:p>47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04031310921625" calcext:value-type="float">
            <text:p>2.04031310921625</text:p>
          </table:table-cell>
          <table:table-cell office:value-type="float" office:value="2.0533382186472" calcext:value-type="float">
            <text:p>2.0533382186472</text:p>
          </table:table-cell>
          <table:table-cell office:value-type="float" office:value="3" calcext:value-type="float">
            <text:p>3</text:p>
          </table:table-cell>
          <table:table-cell table:formula="of:=[.E18]/(POWER(2;[.F18])*POWER(0.9;[.A18]))" office:value-type="float" office:value="1.53903268521702" calcext:value-type="float">
            <text:p>1.53903268521702</text:p>
          </table:table-cell>
          <table:table-cell table:formula="of:=IF([.G18]=MAX([.G$2:.G$32]);1;0)" office:value-type="float" office:value="0" calcext:value-type="float">
            <text:p>0</text:p>
          </table:table-cell>
          <table:table-cell table:formula="of:=255*8*POWER(0.9;[.A18])*POWER(0.5;[.F18])" office:value-type="float" office:value="42.5268133341498" calcext:value-type="float">
            <text:p>42.5268133341498</text:p>
          </table:table-cell>
          <table:table-cell table:formula="of:=COM.MICROSOFT.CONCAT(TEXT([.I18];&quot;0.0&quot;);&quot;,&quot;)" office:value-type="string" office:string-value="42.5," calcext:value-type="string">
            <text:p>42.5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.33511968948277E-306" calcext:value-type="float">
            <text:p>1.34E-306</text:p>
          </table:table-cell>
          <table:table-cell office:value-type="float" office:value="27" calcext:value-type="float">
            <text:p>27</text:p>
          </table:table-cell>
          <table:table-cell office:value-type="float" office:value="1.98940801029006" calcext:value-type="float">
            <text:p>1.98940801029006</text:p>
          </table:table-cell>
          <table:table-cell office:value-type="float" office:value="1.82545021229672" calcext:value-type="float">
            <text:p>1.82545021229672</text:p>
          </table:table-cell>
          <table:table-cell office:value-type="float" office:value="3" calcext:value-type="float">
            <text:p>3</text:p>
          </table:table-cell>
          <table:table-cell table:formula="of:=[.E19]/(POWER(2;[.F19])*POWER(0.9;[.A19]))" office:value-type="float" office:value="1.52024938190214" calcext:value-type="float">
            <text:p>1.52024938190214</text:p>
          </table:table-cell>
          <table:table-cell table:formula="of:=IF([.G19]=MAX([.G$2:.G$32]);1;0)" office:value-type="float" office:value="0" calcext:value-type="float">
            <text:p>0</text:p>
          </table:table-cell>
          <table:table-cell table:formula="of:=255*8*POWER(0.9;[.A19])*POWER(0.5;[.F19])" office:value-type="float" office:value="38.2741320007348" calcext:value-type="float">
            <text:p>38.2741320007348</text:p>
          </table:table-cell>
          <table:table-cell table:formula="of:=COM.MICROSOFT.CONCAT(TEXT([.I19];&quot;0.0&quot;);&quot;,&quot;)" office:value-type="string" office:string-value="38.3," calcext:value-type="string">
            <text:p>38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.94355355629059" calcext:value-type="float">
            <text:p>1.94355355629059</text:p>
          </table:table-cell>
          <table:table-cell office:value-type="float" office:value="1.62790334951952" calcext:value-type="float">
            <text:p>1.62790334951952</text:p>
          </table:table-cell>
          <table:table-cell office:value-type="float" office:value="3" calcext:value-type="float">
            <text:p>3</text:p>
          </table:table-cell>
          <table:table-cell table:formula="of:=[.E20]/(POWER(2;[.F20])*POWER(0.9;[.A20]))" office:value-type="float" office:value="1.50636754595444" calcext:value-type="float">
            <text:p>1.50636754595444</text:p>
          </table:table-cell>
          <table:table-cell table:formula="of:=IF([.G20]=MAX([.G$2:.G$32]);1;0)" office:value-type="float" office:value="0" calcext:value-type="float">
            <text:p>0</text:p>
          </table:table-cell>
          <table:table-cell table:formula="of:=255*8*POWER(0.9;[.A20])*POWER(0.5;[.F20])" office:value-type="float" office:value="34.4467188006613" calcext:value-type="float">
            <text:p>34.4467188006613</text:p>
          </table:table-cell>
          <table:table-cell table:formula="of:=COM.MICROSOFT.CONCAT(TEXT([.I20];&quot;0.0&quot;);&quot;,&quot;)" office:value-type="string" office:string-value="34.4," calcext:value-type="string">
            <text:p>34.4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90086024843358" calcext:value-type="float">
            <text:p>1.90086024843358</text:p>
          </table:table-cell>
          <table:table-cell office:value-type="float" office:value="1.45746670517676" calcext:value-type="float">
            <text:p>1.45746670517676</text:p>
          </table:table-cell>
          <table:table-cell office:value-type="float" office:value="3" calcext:value-type="float">
            <text:p>3</text:p>
          </table:table-cell>
          <table:table-cell table:formula="of:=[.E21]/(POWER(2;[.F21])*POWER(0.9;[.A21]))" office:value-type="float" office:value="1.49850593241465" calcext:value-type="float">
            <text:p>1.49850593241465</text:p>
          </table:table-cell>
          <table:table-cell table:formula="of:=IF([.G21]=MAX([.G$2:.G$32]);1;0)" office:value-type="float" office:value="0" calcext:value-type="float">
            <text:p>0</text:p>
          </table:table-cell>
          <table:table-cell table:formula="of:=255*8*POWER(0.9;[.A21])*POWER(0.5;[.F21])" office:value-type="float" office:value="31.0020469205952" calcext:value-type="float">
            <text:p>31.0020469205952</text:p>
          </table:table-cell>
          <table:table-cell table:formula="of:=COM.MICROSOFT.CONCAT(TEXT([.I21];&quot;0.0&quot;);&quot;,&quot;)" office:value-type="string" office:string-value="31.0," calcext:value-type="string">
            <text:p>31.0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86181963292106" calcext:value-type="float">
            <text:p>1.86181963292106</text:p>
          </table:table-cell>
          <table:table-cell office:value-type="float" office:value="1.30624948001447" calcext:value-type="float">
            <text:p>1.30624948001447</text:p>
          </table:table-cell>
          <table:table-cell office:value-type="float" office:value="3" calcext:value-type="float">
            <text:p>3</text:p>
          </table:table-cell>
          <table:table-cell table:formula="of:=[.E22]/(POWER(2;[.F22])*POWER(0.9;[.A22]))" office:value-type="float" office:value="1.49225638344692" calcext:value-type="float">
            <text:p>1.49225638344692</text:p>
          </table:table-cell>
          <table:table-cell table:formula="of:=IF([.G22]=MAX([.G$2:.G$32]);1;0)" office:value-type="float" office:value="0" calcext:value-type="float">
            <text:p>0</text:p>
          </table:table-cell>
          <table:table-cell table:formula="of:=255*8*POWER(0.9;[.A22])*POWER(0.5;[.F22])" office:value-type="float" office:value="27.9018422285357" calcext:value-type="float">
            <text:p>27.9018422285357</text:p>
          </table:table-cell>
          <table:table-cell table:formula="of:=COM.MICROSOFT.CONCAT(TEXT([.I22];&quot;0.0&quot;);&quot;,&quot;)" office:value-type="string" office:string-value="27.9," calcext:value-type="string">
            <text:p>27.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82499253843411" calcext:value-type="float">
            <text:p>1.82499253843411</text:p>
          </table:table-cell>
          <table:table-cell office:value-type="float" office:value="1.17416002335938" calcext:value-type="float">
            <text:p>1.17416002335938</text:p>
          </table:table-cell>
          <table:table-cell office:value-type="float" office:value="3" calcext:value-type="float">
            <text:p>3</text:p>
          </table:table-cell>
          <table:table-cell table:formula="of:=[.E23]/(POWER(2;[.F23])*POWER(0.9;[.A23]))" office:value-type="float" office:value="1.49039743756114" calcext:value-type="float">
            <text:p>1.49039743756114</text:p>
          </table:table-cell>
          <table:table-cell table:formula="of:=IF([.G23]=MAX([.G$2:.G$32]);1;0)" office:value-type="float" office:value="0" calcext:value-type="float">
            <text:p>0</text:p>
          </table:table-cell>
          <table:table-cell table:formula="of:=255*8*POWER(0.9;[.A23])*POWER(0.5;[.F23])" office:value-type="float" office:value="25.1116580056821" calcext:value-type="float">
            <text:p>25.1116580056821</text:p>
          </table:table-cell>
          <table:table-cell table:formula="of:=COM.MICROSOFT.CONCAT(TEXT([.I23];&quot;0.0&quot;);&quot;,&quot;)" office:value-type="string" office:string-value="25.1," calcext:value-type="string">
            <text:p>25.1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79104119426007" calcext:value-type="float">
            <text:p>1.79104119426007</text:p>
          </table:table-cell>
          <table:table-cell office:value-type="float" office:value="1.05822683544869" calcext:value-type="float">
            <text:p>1.05822683544869</text:p>
          </table:table-cell>
          <table:table-cell office:value-type="float" office:value="3" calcext:value-type="float">
            <text:p>3</text:p>
          </table:table-cell>
          <table:table-cell table:formula="of:=[.E24]/(POWER(2;[.F24])*POWER(0.9;[.A24]))" office:value-type="float" office:value="1.49248875085537" calcext:value-type="float">
            <text:p>1.49248875085537</text:p>
          </table:table-cell>
          <table:table-cell table:formula="of:=IF([.G24]=MAX([.G$2:.G$32]);1;0)" office:value-type="float" office:value="0" calcext:value-type="float">
            <text:p>0</text:p>
          </table:table-cell>
          <table:table-cell table:formula="of:=255*8*POWER(0.9;[.A24])*POWER(0.5;[.F24])" office:value-type="float" office:value="22.6004922051139" calcext:value-type="float">
            <text:p>22.6004922051139</text:p>
          </table:table-cell>
          <table:table-cell table:formula="of:=COM.MICROSOFT.CONCAT(TEXT([.I24];&quot;0.0&quot;);&quot;,&quot;)" office:value-type="string" office:string-value="22.6," calcext:value-type="string">
            <text:p>22.6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75996732117104" calcext:value-type="float">
            <text:p>1.75996732117104</text:p>
          </table:table-cell>
          <table:table-cell office:value-type="float" office:value="0.955148391023417" calcext:value-type="float">
            <text:p>0.955148391023417</text:p>
          </table:table-cell>
          <table:table-cell office:value-type="float" office:value="3" calcext:value-type="float">
            <text:p>3</text:p>
          </table:table-cell>
          <table:table-cell table:formula="of:=[.E25]/(POWER(2;[.F25])*POWER(0.9;[.A25]))" office:value-type="float" office:value="1.49678917941552" calcext:value-type="float">
            <text:p>1.49678917941552</text:p>
          </table:table-cell>
          <table:table-cell table:formula="of:=IF([.G25]=MAX([.G$2:.G$32]);1;0)" office:value-type="float" office:value="0" calcext:value-type="float">
            <text:p>0</text:p>
          </table:table-cell>
          <table:table-cell table:formula="of:=255*8*POWER(0.9;[.A25])*POWER(0.5;[.F25])" office:value-type="float" office:value="20.3404429846025" calcext:value-type="float">
            <text:p>20.3404429846025</text:p>
          </table:table-cell>
          <table:table-cell table:formula="of:=COM.MICROSOFT.CONCAT(TEXT([.I25];&quot;0.0&quot;);&quot;,&quot;)" office:value-type="string" office:string-value="20.3," calcext:value-type="string">
            <text:p>20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73193396752043" calcext:value-type="float">
            <text:p>1.73193396752043</text:p>
          </table:table-cell>
          <table:table-cell office:value-type="float" office:value="0.864017444705318" calcext:value-type="float">
            <text:p>0.864017444705318</text:p>
          </table:table-cell>
          <table:table-cell office:value-type="float" office:value="3" calcext:value-type="float">
            <text:p>3</text:p>
          </table:table-cell>
          <table:table-cell table:formula="of:=[.E26]/(POWER(2;[.F26])*POWER(0.9;[.A26]))" office:value-type="float" office:value="1.5044223892507" calcext:value-type="float">
            <text:p>1.5044223892507</text:p>
          </table:table-cell>
          <table:table-cell table:formula="of:=IF([.G26]=MAX([.G$2:.G$32]);1;0)" office:value-type="float" office:value="0" calcext:value-type="float">
            <text:p>0</text:p>
          </table:table-cell>
          <table:table-cell table:formula="of:=255*8*POWER(0.9;[.A26])*POWER(0.5;[.F26])" office:value-type="float" office:value="18.3063986861423" calcext:value-type="float">
            <text:p>18.3063986861423</text:p>
          </table:table-cell>
          <table:table-cell table:formula="of:=COM.MICROSOFT.CONCAT(TEXT([.I26];&quot;0.0&quot;);&quot;,&quot;)" office:value-type="string" office:string-value="18.3," calcext:value-type="string">
            <text:p>18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70542823541584" calcext:value-type="float">
            <text:p>1.70542823541584</text:p>
          </table:table-cell>
          <table:table-cell office:value-type="float" office:value="0.783759454751986" calcext:value-type="float">
            <text:p>0.783759454751986</text:p>
          </table:table-cell>
          <table:table-cell office:value-type="float" office:value="3" calcext:value-type="float">
            <text:p>3</text:p>
          </table:table-cell>
          <table:table-cell table:formula="of:=[.E27]/(POWER(2;[.F27])*POWER(0.9;[.A27]))" office:value-type="float" office:value="1.51630846851446" calcext:value-type="float">
            <text:p>1.51630846851446</text:p>
          </table:table-cell>
          <table:table-cell table:formula="of:=IF([.G27]=MAX([.G$2:.G$32]);1;0)" office:value-type="float" office:value="0" calcext:value-type="float">
            <text:p>0</text:p>
          </table:table-cell>
          <table:table-cell table:formula="of:=255*8*POWER(0.9;[.A27])*POWER(0.5;[.F27])" office:value-type="float" office:value="16.475758817528" calcext:value-type="float">
            <text:p>16.475758817528</text:p>
          </table:table-cell>
          <table:table-cell table:formula="of:=COM.MICROSOFT.CONCAT(TEXT([.I27];&quot;0.0&quot;);&quot;,&quot;)" office:value-type="string" office:string-value="16.5," calcext:value-type="string">
            <text:p>16.5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68159633994394" calcext:value-type="float">
            <text:p>1.68159633994394</text:p>
          </table:table-cell>
          <table:table-cell office:value-type="float" office:value="0.711874508033394" calcext:value-type="float">
            <text:p>0.711874508033394</text:p>
          </table:table-cell>
          <table:table-cell office:value-type="float" office:value="3" calcext:value-type="float">
            <text:p>3</text:p>
          </table:table-cell>
          <table:table-cell table:formula="of:=[.E28]/(POWER(2;[.F28])*POWER(0.9;[.A28]))" office:value-type="float" office:value="1.53026166738333" calcext:value-type="float">
            <text:p>1.53026166738333</text:p>
          </table:table-cell>
          <table:table-cell table:formula="of:=IF([.G28]=MAX([.G$2:.G$32]);1;0)" office:value-type="float" office:value="0" calcext:value-type="float">
            <text:p>0</text:p>
          </table:table-cell>
          <table:table-cell table:formula="of:=255*8*POWER(0.9;[.A28])*POWER(0.5;[.F28])" office:value-type="float" office:value="14.8281829357752" calcext:value-type="float">
            <text:p>14.8281829357752</text:p>
          </table:table-cell>
          <table:table-cell table:formula="of:=COM.MICROSOFT.CONCAT(TEXT([.I28];&quot;0.0&quot;);&quot;,&quot;)" office:value-type="string" office:string-value="14.8," calcext:value-type="string">
            <text:p>14.8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5955373640299" calcext:value-type="float">
            <text:p>1.65955373640299</text:p>
          </table:table-cell>
          <table:table-cell office:value-type="float" office:value="0.649379886280826" calcext:value-type="float">
            <text:p>0.649379886280826</text:p>
          </table:table-cell>
          <table:table-cell office:value-type="float" office:value="3" calcext:value-type="float">
            <text:p>3</text:p>
          </table:table-cell>
          <table:table-cell table:formula="of:=[.E29]/(POWER(2;[.F29])*POWER(0.9;[.A29]))" office:value-type="float" office:value="1.55102422677547" calcext:value-type="float">
            <text:p>1.55102422677547</text:p>
          </table:table-cell>
          <table:table-cell table:formula="of:=IF([.G29]=MAX([.G$2:.G$32]);1;0)" office:value-type="float" office:value="0" calcext:value-type="float">
            <text:p>0</text:p>
          </table:table-cell>
          <table:table-cell table:formula="of:=255*8*POWER(0.9;[.A29])*POWER(0.5;[.F29])" office:value-type="float" office:value="13.3453646421977" calcext:value-type="float">
            <text:p>13.3453646421977</text:p>
          </table:table-cell>
          <table:table-cell table:formula="of:=COM.MICROSOFT.CONCAT(TEXT([.I29];&quot;0.0&quot;);&quot;,&quot;)" office:value-type="string" office:string-value="13.3," calcext:value-type="string">
            <text:p>13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64002974373899" calcext:value-type="float">
            <text:p>1.64002974373899</text:p>
          </table:table-cell>
          <table:table-cell office:value-type="float" office:value="0.592757385491275" calcext:value-type="float">
            <text:p>0.592757385491275</text:p>
          </table:table-cell>
          <table:table-cell office:value-type="float" office:value="3" calcext:value-type="float">
            <text:p>3</text:p>
          </table:table-cell>
          <table:table-cell table:formula="of:=[.E30]/(POWER(2;[.F30])*POWER(0.9;[.A30]))" office:value-type="float" office:value="1.57309232823571" calcext:value-type="float">
            <text:p>1.57309232823571</text:p>
          </table:table-cell>
          <table:table-cell table:formula="of:=IF([.G30]=MAX([.G$2:.G$32]);1;0)" office:value-type="float" office:value="0" calcext:value-type="float">
            <text:p>0</text:p>
          </table:table-cell>
          <table:table-cell table:formula="of:=255*8*POWER(0.9;[.A30])*POWER(0.5;[.F30])" office:value-type="float" office:value="12.0108281779779" calcext:value-type="float">
            <text:p>12.0108281779779</text:p>
          </table:table-cell>
          <table:table-cell table:formula="of:=COM.MICROSOFT.CONCAT(TEXT([.I30];&quot;0.0&quot;);&quot;,&quot;)" office:value-type="string" office:string-value="12.0," calcext:value-type="string">
            <text:p>12.0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62233100221384" calcext:value-type="float">
            <text:p>1.62233100221384</text:p>
          </table:table-cell>
          <table:table-cell office:value-type="float" office:value="0.544010989645588" calcext:value-type="float">
            <text:p>0.544010989645588</text:p>
          </table:table-cell>
          <table:table-cell office:value-type="float" office:value="3" calcext:value-type="float">
            <text:p>3</text:p>
          </table:table-cell>
          <table:table-cell table:formula="of:=[.E31]/(POWER(2;[.F31])*POWER(0.9;[.A31]))" office:value-type="float" office:value="1.60414049703981" calcext:value-type="float">
            <text:p>1.60414049703981</text:p>
          </table:table-cell>
          <table:table-cell table:formula="of:=IF([.G31]=MAX([.G$2:.G$32]);1;0)" office:value-type="float" office:value="0" calcext:value-type="float">
            <text:p>0</text:p>
          </table:table-cell>
          <table:table-cell table:formula="of:=255*8*POWER(0.9;[.A31])*POWER(0.5;[.F31])" office:value-type="float" office:value="10.8097453601801" calcext:value-type="float">
            <text:p>10.8097453601801</text:p>
          </table:table-cell>
          <table:table-cell table:formula="of:=COM.MICROSOFT.CONCAT(TEXT([.I31];&quot;0.0&quot;);&quot;,&quot;)" office:value-type="string" office:string-value="10.8," calcext:value-type="string">
            <text:p>10.8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60607543405579" calcext:value-type="float">
            <text:p>1.60607543405579</text:p>
          </table:table-cell>
          <table:table-cell office:value-type="float" office:value="0.501286084144493" calcext:value-type="float">
            <text:p>0.501286084144493</text:p>
          </table:table-cell>
          <table:table-cell office:value-type="float" office:value="4" calcext:value-type="float">
            <text:p>4</text:p>
          </table:table-cell>
          <table:table-cell table:formula="of:=[.E32]/(POWER(2;[.F32])*POWER(0.9;[.A32]))" office:value-type="float" office:value="0.821197981785219" calcext:value-type="float">
            <text:p>0.821197981785219</text:p>
          </table:table-cell>
          <table:table-cell table:formula="of:=IF([.G32]=MAX([.G$2:.G$32]);1;0)" office:value-type="float" office:value="0" calcext:value-type="float">
            <text:p>0</text:p>
          </table:table-cell>
          <table:table-cell table:formula="of:=255*8*POWER(0.9;[.A32])*POWER(0.5;[.F32])" office:value-type="float" office:value="4.86438541208106" calcext:value-type="float">
            <text:p>4.86438541208106</text:p>
          </table:table-cell>
          <table:table-cell table:formula="of:=COM.MICROSOFT.CONCAT(TEXT([.I32];&quot;0.0&quot;);&quot;,&quot;)" office:value-type="string" office:string-value="4.9," calcext:value-type="string">
            <text:p>4.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3bpp</text:p>
          </table:table-cell>
          <table:table-cell office:value-type="string" calcext:value-type="string">
            <text:p>4bpp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.F1:.F32])/32" office:value-type="float" office:value="4" calcext:value-type="float">
            <text:p>4</text:p>
          </table:table-cell>
          <table:table-cell table:number-columns-repeated="7"/>
        </table:table-row>
      </table:table>
      <table:table table:name="V quantization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9.8299254242723" calcext:value-type="float">
            <text:p>29.8299254242723</text:p>
          </table:table-cell>
          <table:table-cell office:value-type="float" office:value="953.153362832576" calcext:value-type="float">
            <text:p>953.153362832576</text:p>
          </table:table-cell>
          <table:table-cell office:value-type="float" office:value="8" calcext:value-type="float">
            <text:p>8</text:p>
          </table:table-cell>
          <table:table-cell table:formula="of:=[.E1]/(POWER(2;[.F1])*POWER(0.9;[.A1]))" office:value-type="float" office:value="3.72325532356475" calcext:value-type="float">
            <text:p>3.72325532356475</text:p>
          </table:table-cell>
          <table:table-cell table:formula="of:=IF([.G1]=MAX([.G$1:.G$32]);1;0)" office:value-type="float" office:value="1" calcext:value-type="float">
            <text:p>1</text:p>
          </table:table-cell>
          <table:table-cell table:formula="of:=255*8*POWER(0.9;[.A1])*POWER(0.5;[.F1])" office:value-type="float" office:value="7.96875" calcext:value-type="float">
            <text:p>7.96875</text:p>
          </table:table-cell>
          <table:table-cell table:formula="of:=COM.MICROSOFT.CONCAT(TEXT([.I1];&quot;0.0&quot;);&quot;,&quot;)" office:value-type="string" office:string-value="8.0," calcext:value-type="string">
            <text:p>8.0,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7.2656671063345" calcext:value-type="float">
            <text:p>17.2656671063345</text:p>
          </table:table-cell>
          <table:table-cell office:value-type="float" office:value="602.727877140702" calcext:value-type="float">
            <text:p>602.727877140702</text:p>
          </table:table-cell>
          <table:table-cell office:value-type="float" office:value="10" calcext:value-type="float">
            <text:p>10</text:p>
          </table:table-cell>
          <table:table-cell table:formula="of:=[.E2]/(POWER(2;[.F2])*POWER(0.9;[.A2]))" office:value-type="float" office:value="0.654001602800241" calcext:value-type="float">
            <text:p>0.654001602800241</text:p>
          </table:table-cell>
          <table:table-cell table:formula="of:=IF([.G2]=MAX([.G$2:.G$32]);1;0)" office:value-type="float" office:value="0" calcext:value-type="float">
            <text:p>0</text:p>
          </table:table-cell>
          <table:table-cell table:formula="of:=255*8*POWER(0.9;[.A2])*POWER(0.5;[.F2])" office:value-type="float" office:value="1.79296875" calcext:value-type="float">
            <text:p>1.79296875</text:p>
          </table:table-cell>
          <table:table-cell table:formula="of:=COM.MICROSOFT.CONCAT(TEXT([.I2];&quot;0.0&quot;);&quot;,&quot;)" office:value-type="string" office:string-value="1.8," calcext:value-type="string">
            <text:p>1.8,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6.87417444832353" calcext:value-type="float">
            <text:p>6.87417444832353</text:p>
          </table:table-cell>
          <table:table-cell office:value-type="float" office:value="69.7416917462869" calcext:value-type="float">
            <text:p>69.7416917462869</text:p>
          </table:table-cell>
          <table:table-cell office:value-type="float" office:value="7" calcext:value-type="float">
            <text:p>7</text:p>
          </table:table-cell>
          <table:table-cell table:formula="of:=[.E3]/(POWER(2;[.F3])*POWER(0.9;[.A3]))" office:value-type="float" office:value="0.672662921935638" calcext:value-type="float">
            <text:p>0.672662921935638</text:p>
          </table:table-cell>
          <table:table-cell table:formula="of:=IF([.G3]=MAX([.G$2:.G$32]);1;0)" office:value-type="float" office:value="0" calcext:value-type="float">
            <text:p>0</text:p>
          </table:table-cell>
          <table:table-cell table:formula="of:=255*8*POWER(0.9;[.A3])*POWER(0.5;[.F3])" office:value-type="float" office:value="12.909375" calcext:value-type="float">
            <text:p>12.909375</text:p>
          </table:table-cell>
          <table:table-cell table:formula="of:=COM.MICROSOFT.CONCAT(TEXT([.I3];&quot;0.0&quot;);&quot;,&quot;)" office:value-type="string" office:string-value="12.9," calcext:value-type="string">
            <text:p>12.9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4.64148588082386" calcext:value-type="float">
            <text:p>4.64148588082386</text:p>
          </table:table-cell>
          <table:table-cell office:value-type="float" office:value="32.5530789123686" calcext:value-type="float">
            <text:p>32.5530789123686</text:p>
          </table:table-cell>
          <table:table-cell office:value-type="float" office:value="6" calcext:value-type="float">
            <text:p>6</text:p>
          </table:table-cell>
          <table:table-cell table:formula="of:=[.E4]/(POWER(2;[.F4])*POWER(0.9;[.A4]))" office:value-type="float" office:value="0.697725456798024" calcext:value-type="float">
            <text:p>0.697725456798024</text:p>
          </table:table-cell>
          <table:table-cell table:formula="of:=IF([.G4]=MAX([.G$2:.G$32]);1;0)" office:value-type="float" office:value="0" calcext:value-type="float">
            <text:p>0</text:p>
          </table:table-cell>
          <table:table-cell table:formula="of:=255*8*POWER(0.9;[.A4])*POWER(0.5;[.F4])" office:value-type="float" office:value="23.236875" calcext:value-type="float">
            <text:p>23.236875</text:p>
          </table:table-cell>
          <table:table-cell table:formula="of:=COM.MICROSOFT.CONCAT(TEXT([.I4];&quot;0.0&quot;);&quot;,&quot;)" office:value-type="string" office:string-value="23.2," calcext:value-type="string">
            <text:p>23.2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.524083550451" calcext:value-type="float">
            <text:p>3.524083550451</text:p>
          </table:table-cell>
          <table:table-cell office:value-type="float" office:value="17.4938310790955" calcext:value-type="float">
            <text:p>17.4938310790955</text:p>
          </table:table-cell>
          <table:table-cell office:value-type="float" office:value="5" calcext:value-type="float">
            <text:p>5</text:p>
          </table:table-cell>
          <table:table-cell table:formula="of:=[.E5]/(POWER(2;[.F5])*POWER(0.9;[.A5]))" office:value-type="float" office:value="0.8332300277728" calcext:value-type="float">
            <text:p>0.8332300277728</text:p>
          </table:table-cell>
          <table:table-cell table:formula="of:=IF([.G5]=MAX([.G$2:.G$32]);1;0)" office:value-type="float" office:value="0" calcext:value-type="float">
            <text:p>0</text:p>
          </table:table-cell>
          <table:table-cell table:formula="of:=255*8*POWER(0.9;[.A5])*POWER(0.5;[.F5])" office:value-type="float" office:value="41.826375" calcext:value-type="float">
            <text:p>41.826375</text:p>
          </table:table-cell>
          <table:table-cell table:formula="of:=COM.MICROSOFT.CONCAT(TEXT([.I5];&quot;0.0&quot;);&quot;,&quot;)" office:value-type="string" office:string-value="41.8," calcext:value-type="string">
            <text:p>41.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.90219991721296" calcext:value-type="float">
            <text:p>2.90219991721296</text:p>
          </table:table-cell>
          <table:table-cell office:value-type="float" office:value="10.931679055668" calcext:value-type="float">
            <text:p>10.931679055668</text:p>
          </table:table-cell>
          <table:table-cell office:value-type="float" office:value="4" calcext:value-type="float">
            <text:p>4</text:p>
          </table:table-cell>
          <table:table-cell table:formula="of:=[.E6]/(POWER(2;[.F6])*POWER(0.9;[.A6]))" office:value-type="float" office:value="1.15705590438322" calcext:value-type="float">
            <text:p>1.15705590438322</text:p>
          </table:table-cell>
          <table:table-cell table:formula="of:=IF([.G6]=MAX([.G$2:.G$32]);1;0)" office:value-type="float" office:value="1" calcext:value-type="float">
            <text:p>1</text:p>
          </table:table-cell>
          <table:table-cell table:formula="of:=255*8*POWER(0.9;[.A6])*POWER(0.5;[.F6])" office:value-type="float" office:value="75.287475" calcext:value-type="float">
            <text:p>75.287475</text:p>
          </table:table-cell>
          <table:table-cell table:formula="of:=COM.MICROSOFT.CONCAT(TEXT([.I6];&quot;0.0&quot;);&quot;,&quot;)" office:value-type="string" office:string-value="75.3," calcext:value-type="string">
            <text:p>75.3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.52814394161876" calcext:value-type="float">
            <text:p>2.52814394161876</text:p>
          </table:table-cell>
          <table:table-cell office:value-type="float" office:value="7.44258162429003" calcext:value-type="float">
            <text:p>7.44258162429003</text:p>
          </table:table-cell>
          <table:table-cell office:value-type="float" office:value="4" calcext:value-type="float">
            <text:p>4</text:p>
          </table:table-cell>
          <table:table-cell table:formula="of:=[.E7]/(POWER(2;[.F7])*POWER(0.9;[.A7]))" office:value-type="float" office:value="0.875283148116398" calcext:value-type="float">
            <text:p>0.875283148116398</text:p>
          </table:table-cell>
          <table:table-cell table:formula="of:=IF([.G7]=MAX([.G$2:.G$32]);1;0)" office:value-type="float" office:value="0" calcext:value-type="float">
            <text:p>0</text:p>
          </table:table-cell>
          <table:table-cell table:formula="of:=255*8*POWER(0.9;[.A7])*POWER(0.5;[.F7])" office:value-type="float" office:value="67.7587275" calcext:value-type="float">
            <text:p>67.7587275</text:p>
          </table:table-cell>
          <table:table-cell table:formula="of:=COM.MICROSOFT.CONCAT(TEXT([.I7];&quot;0.0&quot;);&quot;,&quot;)" office:value-type="string" office:string-value="67.8," calcext:value-type="string">
            <text:p>67.8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.28872375034782" calcext:value-type="float">
            <text:p>2.28872375034782</text:p>
          </table:table-cell>
          <table:table-cell office:value-type="float" office:value="5.38124395074849" calcext:value-type="float">
            <text:p>5.38124395074849</text:p>
          </table:table-cell>
          <table:table-cell office:value-type="float" office:value="4" calcext:value-type="float">
            <text:p>4</text:p>
          </table:table-cell>
          <table:table-cell table:formula="of:=[.E8]/(POWER(2;[.F8])*POWER(0.9;[.A8]))" office:value-type="float" office:value="0.703177768707639" calcext:value-type="float">
            <text:p>0.703177768707639</text:p>
          </table:table-cell>
          <table:table-cell table:formula="of:=IF([.G8]=MAX([.G$2:.G$32]);1;0)" office:value-type="float" office:value="0" calcext:value-type="float">
            <text:p>0</text:p>
          </table:table-cell>
          <table:table-cell table:formula="of:=255*8*POWER(0.9;[.A8])*POWER(0.5;[.F8])" office:value-type="float" office:value="60.98285475" calcext:value-type="float">
            <text:p>60.98285475</text:p>
          </table:table-cell>
          <table:table-cell table:formula="of:=COM.MICROSOFT.CONCAT(TEXT([.I8];&quot;0.0&quot;);&quot;,&quot;)" office:value-type="string" office:string-value="61.0," calcext:value-type="string">
            <text:p>61.0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.12878483194773" calcext:value-type="float">
            <text:p>2.12878483194773</text:p>
          </table:table-cell>
          <table:table-cell office:value-type="float" office:value="4.08441282645799" calcext:value-type="float">
            <text:p>4.08441282645799</text:p>
          </table:table-cell>
          <table:table-cell office:value-type="float" office:value="4" calcext:value-type="float">
            <text:p>4</text:p>
          </table:table-cell>
          <table:table-cell table:formula="of:=[.E9]/(POWER(2;[.F9])*POWER(0.9;[.A9]))" office:value-type="float" office:value="0.593020317746442" calcext:value-type="float">
            <text:p>0.593020317746442</text:p>
          </table:table-cell>
          <table:table-cell table:formula="of:=IF([.G9]=MAX([.G$2:.G$32]);1;0)" office:value-type="float" office:value="0" calcext:value-type="float">
            <text:p>0</text:p>
          </table:table-cell>
          <table:table-cell table:formula="of:=255*8*POWER(0.9;[.A9])*POWER(0.5;[.F9])" office:value-type="float" office:value="54.884569275" calcext:value-type="float">
            <text:p>54.884569275</text:p>
          </table:table-cell>
          <table:table-cell table:formula="of:=COM.MICROSOFT.CONCAT(TEXT([.I9];&quot;0.0&quot;);&quot;,&quot;)" office:value-type="string" office:string-value="54.9," calcext:value-type="string">
            <text:p>54.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.017100234691" calcext:value-type="float">
            <text:p>2.017100234691</text:p>
          </table:table-cell>
          <table:table-cell office:value-type="float" office:value="3.22828951134318" calcext:value-type="float">
            <text:p>3.22828951134318</text:p>
          </table:table-cell>
          <table:table-cell office:value-type="float" office:value="3" calcext:value-type="float">
            <text:p>3</text:p>
          </table:table-cell>
          <table:table-cell table:formula="of:=[.E10]/(POWER(2;[.F10])*POWER(0.9;[.A10]))" office:value-type="float" office:value="1.04159743837889" calcext:value-type="float">
            <text:p>1.04159743837889</text:p>
          </table:table-cell>
          <table:table-cell table:formula="of:=IF([.G10]=MAX([.G$2:.G$32]);1;0)" office:value-type="float" office:value="0" calcext:value-type="float">
            <text:p>0</text:p>
          </table:table-cell>
          <table:table-cell table:formula="of:=255*8*POWER(0.9;[.A10])*POWER(0.5;[.F10])" office:value-type="float" office:value="98.792224695" calcext:value-type="float">
            <text:p>98.792224695</text:p>
          </table:table-cell>
          <table:table-cell table:formula="of:=COM.MICROSOFT.CONCAT(TEXT([.I10];&quot;0.0&quot;);&quot;,&quot;)" office:value-type="string" office:string-value="98.8," calcext:value-type="string">
            <text:p>98.8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.93686785675015" calcext:value-type="float">
            <text:p>1.93686785675015</text:p>
          </table:table-cell>
          <table:table-cell office:value-type="float" office:value="2.63526109771465" calcext:value-type="float">
            <text:p>2.63526109771465</text:p>
          </table:table-cell>
          <table:table-cell office:value-type="float" office:value="3" calcext:value-type="float">
            <text:p>3</text:p>
          </table:table-cell>
          <table:table-cell table:formula="of:=[.E11]/(POWER(2;[.F11])*POWER(0.9;[.A11]))" office:value-type="float" office:value="0.94473187708382" calcext:value-type="float">
            <text:p>0.94473187708382</text:p>
          </table:table-cell>
          <table:table-cell table:formula="of:=IF([.G11]=MAX([.G$2:.G$32]);1;0)" office:value-type="float" office:value="0" calcext:value-type="float">
            <text:p>0</text:p>
          </table:table-cell>
          <table:table-cell table:formula="of:=255*8*POWER(0.9;[.A11])*POWER(0.5;[.F11])" office:value-type="float" office:value="88.9130022255" calcext:value-type="float">
            <text:p>88.9130022255</text:p>
          </table:table-cell>
          <table:table-cell table:formula="of:=COM.MICROSOFT.CONCAT(TEXT([.I11];&quot;0.0&quot;);&quot;,&quot;)" office:value-type="string" office:string-value="88.9," calcext:value-type="string">
            <text:p>88.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.87700508167825" calcext:value-type="float">
            <text:p>1.87700508167825</text:p>
          </table:table-cell>
          <table:table-cell office:value-type="float" office:value="2.2099910099491" calcext:value-type="float">
            <text:p>2.2099910099491</text:p>
          </table:table-cell>
          <table:table-cell office:value-type="float" office:value="3" calcext:value-type="float">
            <text:p>3</text:p>
          </table:table-cell>
          <table:table-cell table:formula="of:=[.E12]/(POWER(2;[.F12])*POWER(0.9;[.A12]))" office:value-type="float" office:value="0.880304488394044" calcext:value-type="float">
            <text:p>0.880304488394044</text:p>
          </table:table-cell>
          <table:table-cell table:formula="of:=IF([.G12]=MAX([.G$2:.G$32]);1;0)" office:value-type="float" office:value="0" calcext:value-type="float">
            <text:p>0</text:p>
          </table:table-cell>
          <table:table-cell table:formula="of:=255*8*POWER(0.9;[.A12])*POWER(0.5;[.F12])" office:value-type="float" office:value="80.02170200295" calcext:value-type="float">
            <text:p>80.02170200295</text:p>
          </table:table-cell>
          <table:table-cell table:formula="of:=COM.MICROSOFT.CONCAT(TEXT([.I12];&quot;0.0&quot;);&quot;,&quot;)" office:value-type="string" office:string-value="80.0," calcext:value-type="string">
            <text:p>80.0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83164679699412" calcext:value-type="float">
            <text:p>1.83164679699412</text:p>
          </table:table-cell>
          <table:table-cell office:value-type="float" office:value="1.89878634785874" calcext:value-type="float">
            <text:p>1.89878634785874</text:p>
          </table:table-cell>
          <table:table-cell office:value-type="float" office:value="3" calcext:value-type="float">
            <text:p>3</text:p>
          </table:table-cell>
          <table:table-cell table:formula="of:=[.E13]/(POWER(2;[.F13])*POWER(0.9;[.A13]))" office:value-type="float" office:value="0.84038056514783" calcext:value-type="float">
            <text:p>0.84038056514783</text:p>
          </table:table-cell>
          <table:table-cell table:formula="of:=IF([.G13]=MAX([.G$2:.G$32]);1;0)" office:value-type="float" office:value="0" calcext:value-type="float">
            <text:p>0</text:p>
          </table:table-cell>
          <table:table-cell table:formula="of:=255*8*POWER(0.9;[.A13])*POWER(0.5;[.F13])" office:value-type="float" office:value="72.019531802655" calcext:value-type="float">
            <text:p>72.019531802655</text:p>
          </table:table-cell>
          <table:table-cell table:formula="of:=COM.MICROSOFT.CONCAT(TEXT([.I13];&quot;0.0&quot;);&quot;,&quot;)" office:value-type="string" office:string-value="72.0," calcext:value-type="string">
            <text:p>72.0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.79578871398504" calcext:value-type="float">
            <text:p>1.79578871398504</text:p>
          </table:table-cell>
          <table:table-cell office:value-type="float" office:value="1.66452779408276" calcext:value-type="float">
            <text:p>1.66452779408276</text:p>
          </table:table-cell>
          <table:table-cell office:value-type="float" office:value="3" calcext:value-type="float">
            <text:p>3</text:p>
          </table:table-cell>
          <table:table-cell table:formula="of:=[.E14]/(POWER(2;[.F14])*POWER(0.9;[.A14]))" office:value-type="float" office:value="0.818556085618121" calcext:value-type="float">
            <text:p>0.818556085618121</text:p>
          </table:table-cell>
          <table:table-cell table:formula="of:=IF([.G14]=MAX([.G$2:.G$32]);1;0)" office:value-type="float" office:value="0" calcext:value-type="float">
            <text:p>0</text:p>
          </table:table-cell>
          <table:table-cell table:formula="of:=255*8*POWER(0.9;[.A14])*POWER(0.5;[.F14])" office:value-type="float" office:value="64.8175786223895" calcext:value-type="float">
            <text:p>64.8175786223895</text:p>
          </table:table-cell>
          <table:table-cell table:formula="of:=COM.MICROSOFT.CONCAT(TEXT([.I14];&quot;0.0&quot;);&quot;,&quot;)" office:value-type="string" office:string-value="64.8," calcext:value-type="string">
            <text:p>64.8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.76697144745198" calcext:value-type="float">
            <text:p>1.76697144745198</text:p>
          </table:table-cell>
          <table:table-cell office:value-type="float" office:value="1.48072353214127" calcext:value-type="float">
            <text:p>1.48072353214127</text:p>
          </table:table-cell>
          <table:table-cell office:value-type="float" office:value="3" calcext:value-type="float">
            <text:p>3</text:p>
          </table:table-cell>
          <table:table-cell table:formula="of:=[.E15]/(POWER(2;[.F15])*POWER(0.9;[.A15]))" office:value-type="float" office:value="0.80907514408787" calcext:value-type="float">
            <text:p>0.80907514408787</text:p>
          </table:table-cell>
          <table:table-cell table:formula="of:=IF([.G15]=MAX([.G$2:.G$32]);1;0)" office:value-type="float" office:value="0" calcext:value-type="float">
            <text:p>0</text:p>
          </table:table-cell>
          <table:table-cell table:formula="of:=255*8*POWER(0.9;[.A15])*POWER(0.5;[.F15])" office:value-type="float" office:value="58.3358207601506" calcext:value-type="float">
            <text:p>58.3358207601506</text:p>
          </table:table-cell>
          <table:table-cell table:formula="of:=COM.MICROSOFT.CONCAT(TEXT([.I15];&quot;0.0&quot;);&quot;,&quot;)" office:value-type="string" office:string-value="58.3," calcext:value-type="string">
            <text:p>58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74344887767709" calcext:value-type="float">
            <text:p>1.74344887767709</text:p>
          </table:table-cell>
          <table:table-cell office:value-type="float" office:value="1.33483582214979" calcext:value-type="float">
            <text:p>1.33483582214979</text:p>
          </table:table-cell>
          <table:table-cell office:value-type="float" office:value="3" calcext:value-type="float">
            <text:p>3</text:p>
          </table:table-cell>
          <table:table-cell table:formula="of:=[.E16]/(POWER(2;[.F16])*POWER(0.9;[.A16]))" office:value-type="float" office:value="0.8104014780589" calcext:value-type="float">
            <text:p>0.8104014780589</text:p>
          </table:table-cell>
          <table:table-cell table:formula="of:=IF([.G16]=MAX([.G$2:.G$32]);1;0)" office:value-type="float" office:value="0" calcext:value-type="float">
            <text:p>0</text:p>
          </table:table-cell>
          <table:table-cell table:formula="of:=255*8*POWER(0.9;[.A16])*POWER(0.5;[.F16])" office:value-type="float" office:value="52.5022386841355" calcext:value-type="float">
            <text:p>52.5022386841355</text:p>
          </table:table-cell>
          <table:table-cell table:formula="of:=COM.MICROSOFT.CONCAT(TEXT([.I16];&quot;0.0&quot;);&quot;,&quot;)" office:value-type="string" office:string-value="52.5," calcext:value-type="string">
            <text:p>52.5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72425729829511" calcext:value-type="float">
            <text:p>1.72425729829511</text:p>
          </table:table-cell>
          <table:table-cell office:value-type="float" office:value="1.21783516474745" calcext:value-type="float">
            <text:p>1.21783516474745</text:p>
          </table:table-cell>
          <table:table-cell office:value-type="float" office:value="3" calcext:value-type="float">
            <text:p>3</text:p>
          </table:table-cell>
          <table:table-cell table:formula="of:=[.E17]/(POWER(2;[.F17])*POWER(0.9;[.A17]))" office:value-type="float" office:value="0.821520437334009" calcext:value-type="float">
            <text:p>0.821520437334009</text:p>
          </table:table-cell>
          <table:table-cell table:formula="of:=IF([.G17]=MAX([.G$2:.G$32]);1;0)" office:value-type="float" office:value="0" calcext:value-type="float">
            <text:p>0</text:p>
          </table:table-cell>
          <table:table-cell table:formula="of:=255*8*POWER(0.9;[.A17])*POWER(0.5;[.F17])" office:value-type="float" office:value="47.252014815722" calcext:value-type="float">
            <text:p>47.252014815722</text:p>
          </table:table-cell>
          <table:table-cell table:formula="of:=COM.MICROSOFT.CONCAT(TEXT([.I17];&quot;0.0&quot;);&quot;,&quot;)" office:value-type="string" office:string-value="47.3," calcext:value-type="string">
            <text:p>47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70828968463712" calcext:value-type="float">
            <text:p>1.70828968463712</text:p>
          </table:table-cell>
          <table:table-cell office:value-type="float" office:value="1.11915327551795" calcext:value-type="float">
            <text:p>1.11915327551795</text:p>
          </table:table-cell>
          <table:table-cell office:value-type="float" office:value="3" calcext:value-type="float">
            <text:p>3</text:p>
          </table:table-cell>
          <table:table-cell table:formula="of:=[.E18]/(POWER(2;[.F18])*POWER(0.9;[.A18]))" office:value-type="float" office:value="0.838835733513299" calcext:value-type="float">
            <text:p>0.838835733513299</text:p>
          </table:table-cell>
          <table:table-cell table:formula="of:=IF([.G18]=MAX([.G$2:.G$32]);1;0)" office:value-type="float" office:value="0" calcext:value-type="float">
            <text:p>0</text:p>
          </table:table-cell>
          <table:table-cell table:formula="of:=255*8*POWER(0.9;[.A18])*POWER(0.5;[.F18])" office:value-type="float" office:value="42.5268133341498" calcext:value-type="float">
            <text:p>42.5268133341498</text:p>
          </table:table-cell>
          <table:table-cell table:formula="of:=COM.MICROSOFT.CONCAT(TEXT([.I18];&quot;0.0&quot;);&quot;,&quot;)" office:value-type="string" office:string-value="42.5," calcext:value-type="string">
            <text:p>42.5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69399164010086" calcext:value-type="float">
            <text:p>1.69399164010086</text:p>
          </table:table-cell>
          <table:table-cell office:value-type="float" office:value="1.03844796038048" calcext:value-type="float">
            <text:p>1.03844796038048</text:p>
          </table:table-cell>
          <table:table-cell office:value-type="float" office:value="3" calcext:value-type="float">
            <text:p>3</text:p>
          </table:table-cell>
          <table:table-cell table:formula="of:=[.E19]/(POWER(2;[.F19])*POWER(0.9;[.A19]))" office:value-type="float" office:value="0.864827678822144" calcext:value-type="float">
            <text:p>0.864827678822144</text:p>
          </table:table-cell>
          <table:table-cell table:formula="of:=IF([.G19]=MAX([.G$2:.G$32]);1;0)" office:value-type="float" office:value="0" calcext:value-type="float">
            <text:p>0</text:p>
          </table:table-cell>
          <table:table-cell table:formula="of:=255*8*POWER(0.9;[.A19])*POWER(0.5;[.F19])" office:value-type="float" office:value="38.2741320007348" calcext:value-type="float">
            <text:p>38.2741320007348</text:p>
          </table:table-cell>
          <table:table-cell table:formula="of:=COM.MICROSOFT.CONCAT(TEXT([.I19];&quot;0.0&quot;);&quot;,&quot;)" office:value-type="string" office:string-value="38.3," calcext:value-type="string">
            <text:p>38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68195261660137" calcext:value-type="float">
            <text:p>1.68195261660137</text:p>
          </table:table-cell>
          <table:table-cell office:value-type="float" office:value="0.968265048208056" calcext:value-type="float">
            <text:p>0.968265048208056</text:p>
          </table:table-cell>
          <table:table-cell office:value-type="float" office:value="3" calcext:value-type="float">
            <text:p>3</text:p>
          </table:table-cell>
          <table:table-cell table:formula="of:=[.E20]/(POWER(2;[.F20])*POWER(0.9;[.A20]))" office:value-type="float" office:value="0.895976437994996" calcext:value-type="float">
            <text:p>0.895976437994996</text:p>
          </table:table-cell>
          <table:table-cell table:formula="of:=IF([.G20]=MAX([.G$2:.G$32]);1;0)" office:value-type="float" office:value="0" calcext:value-type="float">
            <text:p>0</text:p>
          </table:table-cell>
          <table:table-cell table:formula="of:=255*8*POWER(0.9;[.A20])*POWER(0.5;[.F20])" office:value-type="float" office:value="34.4467188006613" calcext:value-type="float">
            <text:p>34.4467188006613</text:p>
          </table:table-cell>
          <table:table-cell table:formula="of:=COM.MICROSOFT.CONCAT(TEXT([.I20];&quot;0.0&quot;);&quot;,&quot;)" office:value-type="string" office:string-value="34.4," calcext:value-type="string">
            <text:p>34.4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67064949587973" calcext:value-type="float">
            <text:p>1.67064949587973</text:p>
          </table:table-cell>
          <table:table-cell office:value-type="float" office:value="0.906569300610513" calcext:value-type="float">
            <text:p>0.906569300610513</text:p>
          </table:table-cell>
          <table:table-cell office:value-type="float" office:value="3" calcext:value-type="float">
            <text:p>3</text:p>
          </table:table-cell>
          <table:table-cell table:formula="of:=[.E21]/(POWER(2;[.F21])*POWER(0.9;[.A21]))" office:value-type="float" office:value="0.932096404181732" calcext:value-type="float">
            <text:p>0.932096404181732</text:p>
          </table:table-cell>
          <table:table-cell table:formula="of:=IF([.G21]=MAX([.G$2:.G$32]);1;0)" office:value-type="float" office:value="0" calcext:value-type="float">
            <text:p>0</text:p>
          </table:table-cell>
          <table:table-cell table:formula="of:=255*8*POWER(0.9;[.A21])*POWER(0.5;[.F21])" office:value-type="float" office:value="31.0020469205952" calcext:value-type="float">
            <text:p>31.0020469205952</text:p>
          </table:table-cell>
          <table:table-cell table:formula="of:=COM.MICROSOFT.CONCAT(TEXT([.I21];&quot;0.0&quot;);&quot;,&quot;)" office:value-type="string" office:string-value="31.0," calcext:value-type="string">
            <text:p>31.0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66070096073521" calcext:value-type="float">
            <text:p>1.66070096073521</text:p>
          </table:table-cell>
          <table:table-cell office:value-type="float" office:value="0.854187063211979" calcext:value-type="float">
            <text:p>0.854187063211979</text:p>
          </table:table-cell>
          <table:table-cell office:value-type="float" office:value="3" calcext:value-type="float">
            <text:p>3</text:p>
          </table:table-cell>
          <table:table-cell table:formula="of:=[.E22]/(POWER(2;[.F22])*POWER(0.9;[.A22]))" office:value-type="float" office:value="0.975821324515846" calcext:value-type="float">
            <text:p>0.975821324515846</text:p>
          </table:table-cell>
          <table:table-cell table:formula="of:=IF([.G22]=MAX([.G$2:.G$32]);1;0)" office:value-type="float" office:value="0" calcext:value-type="float">
            <text:p>0</text:p>
          </table:table-cell>
          <table:table-cell table:formula="of:=255*8*POWER(0.9;[.A22])*POWER(0.5;[.F22])" office:value-type="float" office:value="27.9018422285357" calcext:value-type="float">
            <text:p>27.9018422285357</text:p>
          </table:table-cell>
          <table:table-cell table:formula="of:=COM.MICROSOFT.CONCAT(TEXT([.I22];&quot;0.0&quot;);&quot;,&quot;)" office:value-type="string" office:string-value="27.9," calcext:value-type="string">
            <text:p>27.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65184110041088" calcext:value-type="float">
            <text:p>1.65184110041088</text:p>
          </table:table-cell>
          <table:table-cell office:value-type="float" office:value="0.805113829103151" calcext:value-type="float">
            <text:p>0.805113829103151</text:p>
          </table:table-cell>
          <table:table-cell office:value-type="float" office:value="3" calcext:value-type="float">
            <text:p>3</text:p>
          </table:table-cell>
          <table:table-cell table:formula="of:=[.E23]/(POWER(2;[.F23])*POWER(0.9;[.A23]))" office:value-type="float" office:value="1.02195575046682" calcext:value-type="float">
            <text:p>1.02195575046682</text:p>
          </table:table-cell>
          <table:table-cell table:formula="of:=IF([.G23]=MAX([.G$2:.G$32]);1;0)" office:value-type="float" office:value="0" calcext:value-type="float">
            <text:p>0</text:p>
          </table:table-cell>
          <table:table-cell table:formula="of:=255*8*POWER(0.9;[.A23])*POWER(0.5;[.F23])" office:value-type="float" office:value="25.1116580056821" calcext:value-type="float">
            <text:p>25.1116580056821</text:p>
          </table:table-cell>
          <table:table-cell table:formula="of:=COM.MICROSOFT.CONCAT(TEXT([.I23];&quot;0.0&quot;);&quot;,&quot;)" office:value-type="string" office:string-value="25.1," calcext:value-type="string">
            <text:p>25.1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64359849991454" calcext:value-type="float">
            <text:p>1.64359849991454</text:p>
          </table:table-cell>
          <table:table-cell office:value-type="float" office:value="0.762814880444429" calcext:value-type="float">
            <text:p>0.762814880444429</text:p>
          </table:table-cell>
          <table:table-cell office:value-type="float" office:value="3" calcext:value-type="float">
            <text:p>3</text:p>
          </table:table-cell>
          <table:table-cell table:formula="of:=[.E24]/(POWER(2;[.F24])*POWER(0.9;[.A24]))" office:value-type="float" office:value="1.07584932635513" calcext:value-type="float">
            <text:p>1.07584932635513</text:p>
          </table:table-cell>
          <table:table-cell table:formula="of:=IF([.G24]=MAX([.G$2:.G$32]);1;0)" office:value-type="float" office:value="0" calcext:value-type="float">
            <text:p>0</text:p>
          </table:table-cell>
          <table:table-cell table:formula="of:=255*8*POWER(0.9;[.A24])*POWER(0.5;[.F24])" office:value-type="float" office:value="22.6004922051139" calcext:value-type="float">
            <text:p>22.6004922051139</text:p>
          </table:table-cell>
          <table:table-cell table:formula="of:=COM.MICROSOFT.CONCAT(TEXT([.I24];&quot;0.0&quot;);&quot;,&quot;)" office:value-type="string" office:string-value="22.6," calcext:value-type="string">
            <text:p>22.6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63614741496401" calcext:value-type="float">
            <text:p>1.63614741496401</text:p>
          </table:table-cell>
          <table:table-cell office:value-type="float" office:value="0.722425005952868" calcext:value-type="float">
            <text:p>0.722425005952868</text:p>
          </table:table-cell>
          <table:table-cell office:value-type="float" office:value="3" calcext:value-type="float">
            <text:p>3</text:p>
          </table:table-cell>
          <table:table-cell table:formula="of:=[.E25]/(POWER(2;[.F25])*POWER(0.9;[.A25]))" office:value-type="float" office:value="1.13209417721035" calcext:value-type="float">
            <text:p>1.13209417721035</text:p>
          </table:table-cell>
          <table:table-cell table:formula="of:=IF([.G25]=MAX([.G$2:.G$32]);1;0)" office:value-type="float" office:value="0" calcext:value-type="float">
            <text:p>0</text:p>
          </table:table-cell>
          <table:table-cell table:formula="of:=255*8*POWER(0.9;[.A25])*POWER(0.5;[.F25])" office:value-type="float" office:value="20.3404429846025" calcext:value-type="float">
            <text:p>20.3404429846025</text:p>
          </table:table-cell>
          <table:table-cell table:formula="of:=COM.MICROSOFT.CONCAT(TEXT([.I25];&quot;0.0&quot;);&quot;,&quot;)" office:value-type="string" office:string-value="20.3," calcext:value-type="string">
            <text:p>20.3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62775423270142" calcext:value-type="float">
            <text:p>1.62775423270142</text:p>
          </table:table-cell>
          <table:table-cell office:value-type="float" office:value="0.685355331225099" calcext:value-type="float">
            <text:p>0.685355331225099</text:p>
          </table:table-cell>
          <table:table-cell office:value-type="float" office:value="4" calcext:value-type="float">
            <text:p>4</text:p>
          </table:table-cell>
          <table:table-cell table:formula="of:=[.E26]/(POWER(2;[.F26])*POWER(0.9;[.A26]))" office:value-type="float" office:value="0.596668453400859" calcext:value-type="float">
            <text:p>0.596668453400859</text:p>
          </table:table-cell>
          <table:table-cell table:formula="of:=IF([.G26]=MAX([.G$2:.G$32]);1;0)" office:value-type="float" office:value="0" calcext:value-type="float">
            <text:p>0</text:p>
          </table:table-cell>
          <table:table-cell table:formula="of:=255*8*POWER(0.9;[.A26])*POWER(0.5;[.F26])" office:value-type="float" office:value="9.15319934307113" calcext:value-type="float">
            <text:p>9.15319934307113</text:p>
          </table:table-cell>
          <table:table-cell table:formula="of:=COM.MICROSOFT.CONCAT(TEXT([.I26];&quot;0.0&quot;);&quot;,&quot;)" office:value-type="string" office:string-value="9.2," calcext:value-type="string">
            <text:p>9.2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.6206808812921" calcext:value-type="float">
            <text:p>1.6206808812921</text:p>
          </table:table-cell>
          <table:table-cell office:value-type="float" office:value="0.651481116017346" calcext:value-type="float">
            <text:p>0.651481116017346</text:p>
          </table:table-cell>
          <table:table-cell office:value-type="float" office:value="4" calcext:value-type="float">
            <text:p>4</text:p>
          </table:table-cell>
          <table:table-cell table:formula="of:=[.E27]/(POWER(2;[.F27])*POWER(0.9;[.A27]))" office:value-type="float" office:value="0.630197394943675" calcext:value-type="float">
            <text:p>0.630197394943675</text:p>
          </table:table-cell>
          <table:table-cell table:formula="of:=IF([.G27]=MAX([.G$2:.G$32]);1;0)" office:value-type="float" office:value="0" calcext:value-type="float">
            <text:p>0</text:p>
          </table:table-cell>
          <table:table-cell table:formula="of:=255*8*POWER(0.9;[.A27])*POWER(0.5;[.F27])" office:value-type="float" office:value="8.23787940876401" calcext:value-type="float">
            <text:p>8.23787940876401</text:p>
          </table:table-cell>
          <table:table-cell table:formula="of:=COM.MICROSOFT.CONCAT(TEXT([.I27];&quot;0.0&quot;);&quot;,&quot;)" office:value-type="string" office:string-value="8.2," calcext:value-type="string">
            <text:p>8.2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61388388022771" calcext:value-type="float">
            <text:p>1.61388388022771</text:p>
          </table:table-cell>
          <table:table-cell office:value-type="float" office:value="0.618314442827519" calcext:value-type="float">
            <text:p>0.618314442827519</text:p>
          </table:table-cell>
          <table:table-cell office:value-type="float" office:value="4" calcext:value-type="float">
            <text:p>4</text:p>
          </table:table-cell>
          <table:table-cell table:formula="of:=[.E28]/(POWER(2;[.F28])*POWER(0.9;[.A28]))" office:value-type="float" office:value="0.664571409406367" calcext:value-type="float">
            <text:p>0.664571409406367</text:p>
          </table:table-cell>
          <table:table-cell table:formula="of:=IF([.G28]=MAX([.G$2:.G$32]);1;0)" office:value-type="float" office:value="0" calcext:value-type="float">
            <text:p>0</text:p>
          </table:table-cell>
          <table:table-cell table:formula="of:=255*8*POWER(0.9;[.A28])*POWER(0.5;[.F28])" office:value-type="float" office:value="7.41409146788761" calcext:value-type="float">
            <text:p>7.41409146788761</text:p>
          </table:table-cell>
          <table:table-cell table:formula="of:=COM.MICROSOFT.CONCAT(TEXT([.I28];&quot;0.0&quot;);&quot;,&quot;)" office:value-type="string" office:string-value="7.4," calcext:value-type="string">
            <text:p>7.4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60740138910858" calcext:value-type="float">
            <text:p>1.60740138910858</text:p>
          </table:table-cell>
          <table:table-cell office:value-type="float" office:value="0.588868724183728" calcext:value-type="float">
            <text:p>0.588868724183728</text:p>
          </table:table-cell>
          <table:table-cell office:value-type="float" office:value="4" calcext:value-type="float">
            <text:p>4</text:p>
          </table:table-cell>
          <table:table-cell table:formula="of:=[.E29]/(POWER(2;[.F29])*POWER(0.9;[.A29]))" office:value-type="float" office:value="0.7032475727192" calcext:value-type="float">
            <text:p>0.7032475727192</text:p>
          </table:table-cell>
          <table:table-cell table:formula="of:=IF([.G29]=MAX([.G$2:.G$32]);1;0)" office:value-type="float" office:value="0" calcext:value-type="float">
            <text:p>0</text:p>
          </table:table-cell>
          <table:table-cell table:formula="of:=255*8*POWER(0.9;[.A29])*POWER(0.5;[.F29])" office:value-type="float" office:value="6.67268232109885" calcext:value-type="float">
            <text:p>6.67268232109885</text:p>
          </table:table-cell>
          <table:table-cell table:formula="of:=COM.MICROSOFT.CONCAT(TEXT([.I29];&quot;0.0&quot;);&quot;,&quot;)" office:value-type="string" office:string-value="6.7," calcext:value-type="string">
            <text:p>6.7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59941059513163" calcext:value-type="float">
            <text:p>1.59941059513163</text:p>
          </table:table-cell>
          <table:table-cell office:value-type="float" office:value="0.56331743843868" calcext:value-type="float">
            <text:p>0.56331743843868</text:p>
          </table:table-cell>
          <table:table-cell office:value-type="float" office:value="4" calcext:value-type="float">
            <text:p>4</text:p>
          </table:table-cell>
          <table:table-cell table:formula="of:=[.E30]/(POWER(2;[.F30])*POWER(0.9;[.A30]))" office:value-type="float" office:value="0.747481484380698" calcext:value-type="float">
            <text:p>0.747481484380698</text:p>
          </table:table-cell>
          <table:table-cell table:formula="of:=IF([.G30]=MAX([.G$2:.G$32]);1;0)" office:value-type="float" office:value="0" calcext:value-type="float">
            <text:p>0</text:p>
          </table:table-cell>
          <table:table-cell table:formula="of:=255*8*POWER(0.9;[.A30])*POWER(0.5;[.F30])" office:value-type="float" office:value="6.00541408898897" calcext:value-type="float">
            <text:p>6.00541408898897</text:p>
          </table:table-cell>
          <table:table-cell table:formula="of:=COM.MICROSOFT.CONCAT(TEXT([.I30];&quot;0.0&quot;);&quot;,&quot;)" office:value-type="string" office:string-value="6.0," calcext:value-type="string">
            <text:p>6.0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59342902682606" calcext:value-type="float">
            <text:p>1.59342902682606</text:p>
          </table:table-cell>
          <table:table-cell office:value-type="float" office:value="0.536674430461475" calcext:value-type="float">
            <text:p>0.536674430461475</text:p>
          </table:table-cell>
          <table:table-cell office:value-type="float" office:value="4" calcext:value-type="float">
            <text:p>4</text:p>
          </table:table-cell>
          <table:table-cell table:formula="of:=[.E31]/(POWER(2;[.F31])*POWER(0.9;[.A31]))" office:value-type="float" office:value="0.791253489373335" calcext:value-type="float">
            <text:p>0.791253489373335</text:p>
          </table:table-cell>
          <table:table-cell table:formula="of:=IF([.G31]=MAX([.G$2:.G$32]);1;0)" office:value-type="float" office:value="0" calcext:value-type="float">
            <text:p>0</text:p>
          </table:table-cell>
          <table:table-cell table:formula="of:=255*8*POWER(0.9;[.A31])*POWER(0.5;[.F31])" office:value-type="float" office:value="5.40487268009007" calcext:value-type="float">
            <text:p>5.40487268009007</text:p>
          </table:table-cell>
          <table:table-cell table:formula="of:=COM.MICROSOFT.CONCAT(TEXT([.I31];&quot;0.0&quot;);&quot;,&quot;)" office:value-type="string" office:string-value="5.4," calcext:value-type="string">
            <text:p>5.4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58857293992708" calcext:value-type="float">
            <text:p>1.58857293992708</text:p>
          </table:table-cell>
          <table:table-cell office:value-type="float" office:value="0.513460708211534" calcext:value-type="float">
            <text:p>0.513460708211534</text:p>
          </table:table-cell>
          <table:table-cell office:value-type="float" office:value="4" calcext:value-type="float">
            <text:p>4</text:p>
          </table:table-cell>
          <table:table-cell table:formula="of:=[.E32]/(POWER(2;[.F32])*POWER(0.9;[.A32]))" office:value-type="float" office:value="0.841142235234644" calcext:value-type="float">
            <text:p>0.841142235234644</text:p>
          </table:table-cell>
          <table:table-cell table:formula="of:=IF([.G32]=MAX([.G$2:.G$32]);1;0)" office:value-type="float" office:value="0" calcext:value-type="float">
            <text:p>0</text:p>
          </table:table-cell>
          <table:table-cell table:formula="of:=255*8*POWER(0.9;[.A32])*POWER(0.5;[.F32])" office:value-type="float" office:value="4.86438541208106" calcext:value-type="float">
            <text:p>4.86438541208106</text:p>
          </table:table-cell>
          <table:table-cell table:formula="of:=COM.MICROSOFT.CONCAT(TEXT([.I32];&quot;0.0&quot;);&quot;,&quot;)" office:value-type="string" office:string-value="4.9," calcext:value-type="string">
            <text:p>4.9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3bpp</text:p>
          </table:table-cell>
          <table:table-cell office:value-type="string" calcext:value-type="string">
            <text:p>4bpp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.F1:.F32])/32"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23:59:00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0:24:25.919000000</meta:creation-date>
    <dc:date>2024-04-21T00:00:03.766000000</dc:date>
    <meta:editing-duration>PT7H57M10S</meta:editing-duration>
    <meta:editing-cycles>9</meta:editing-cycles>
    <meta:generator>LibreOffice/7.6.6.3$Windows_X86_64 LibreOffice_project/d97b2716a9a4a2ce1391dee1765565ea469b0ae7</meta:generator>
    <meta:document-statistic meta:table-count="3" meta:cell-count="1194" meta:object-count="0"/>
  </office:meta>
</office:document-meta>
</file>